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automatic-styles>
    <style:style style:name="Table1" style:family="table">
      <style:table-properties style:width="7.3257in" fo:margin-left="0in" fo:margin-top="0in" fo:margin-bottom="0in" table:align="left" style:writing-mode="rl-tb"/>
    </style:style>
    <style:style style:name="Table1.A" style:family="table-column">
      <style:table-column-properties style:column-width="1.4646in"/>
    </style:style>
    <style:style style:name="Table1.B" style:family="table-column">
      <style:table-column-properties style:column-width="1.465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7.3257in" fo:margin-left="0in" fo:margin-top="0in" fo:margin-bottom="0in" fo:break-before="auto" fo:break-after="auto" table:align="left"/>
    </style:style>
    <style:style style:name="Table2.A" style:family="table-column">
      <style:table-column-properties style:column-width="1.4646in"/>
    </style:style>
    <style:style style:name="Table2.C" style:family="table-column">
      <style:table-column-properties style:column-width="1.4653in"/>
    </style:style>
    <style:style style:name="Table2.E" style:family="table-column">
      <style:table-column-properties style:column-width="1.466in"/>
    </style:style>
    <style:style style:name="Table2.1" style:family="table-row">
      <style:table-row-properties fo:keep-together="auto"/>
    </style:style>
    <style:style style:name="Table2.A1" style:family="table-cell">
      <style:table-cell-properties style:vertical-align="" fo:padding="0.0694in" fo:border-left="1pt solid #000000" fo:border-right="none" fo:border-top="1pt solid #000000" fo:border-bottom="1pt solid #000000"/>
    </style:style>
    <style:style style:name="Table2.B1" style:family="table-cell">
      <style:table-cell-properties style:vertical-align="" fo:padding="0.0694in" fo:border="1pt solid #000000"/>
    </style:style>
    <style:style style:name="Table3" style:family="table">
      <style:table-properties style:width="7.3257in" fo:margin-left="0in" fo:margin-top="0in" fo:margin-bottom="0in" fo:break-before="auto" fo:break-after="auto" table:align="left"/>
    </style:style>
    <style:style style:name="Table3.A" style:family="table-column">
      <style:table-column-properties style:column-width="1.8313in"/>
    </style:style>
    <style:style style:name="Table3.D" style:family="table-column">
      <style:table-column-properties style:column-width="1.8319in"/>
    </style:style>
    <style:style style:name="Table3.1" style:family="table-row">
      <style:table-row-properties style:min-row-height="0.3472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11" style:family="table">
      <style:table-properties style:width="7.3236in" table:align="margins"/>
    </style:style>
    <style:style style:name="Table11.A" style:family="table-column">
      <style:table-column-properties style:column-width="2.441in" style:rel-column-width="21845*"/>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4" style:family="table">
      <style:table-properties style:width="7.3257in" fo:margin-left="0in" fo:margin-top="0in" fo:margin-bottom="0in" fo:break-before="auto" fo:break-after="auto" table:align="left"/>
    </style:style>
    <style:style style:name="Table4.A" style:family="table-column">
      <style:table-column-properties style:column-width="3.6625in"/>
    </style:style>
    <style:style style:name="Table4.B" style:family="table-column">
      <style:table-column-properties style:column-width="3.6632in"/>
    </style:style>
    <style:style style:name="Table4.1" style:family="table-row">
      <style:table-row-properties style:min-row-height="0.5in" fo:keep-together="auto"/>
    </style:style>
    <style:style style:name="Table4.A1" style:family="table-cell">
      <style:table-cell-properties style:vertical-align="" fo:padding="0.0694in" fo:border="1pt solid #000000"/>
    </style:style>
    <style:style style:name="Table5" style:family="table">
      <style:table-properties style:width="7.3257in" fo:margin-left="0in" fo:margin-top="0in" fo:margin-bottom="0in" table:align="left"/>
    </style:style>
    <style:style style:name="Table5.A" style:family="table-column">
      <style:table-column-properties style:column-width="3.6625in"/>
    </style:style>
    <style:style style:name="Table5.B" style:family="table-column">
      <style:table-column-properties style:column-width="3.6632in"/>
    </style:style>
    <style:style style:name="Table5.1" style:family="table-row">
      <style:table-row-properties style:min-row-height="0.5in" fo:keep-together="auto"/>
    </style:style>
    <style:style style:name="Table5.A1" style:family="table-cell">
      <style:table-cell-properties style:vertical-align="" fo:padding="0.0694in" fo:border="1pt solid #000000"/>
    </style:style>
    <style:style style:name="Table6" style:family="table">
      <style:table-properties style:width="7.3257in" fo:margin-left="0in" fo:margin-top="0in" fo:margin-bottom="0in" table:align="left" style:writing-mode="rl-tb"/>
    </style:style>
    <style:style style:name="Table6.A" style:family="table-column">
      <style:table-column-properties style:column-width="3.6625in"/>
    </style:style>
    <style:style style:name="Table6.B" style:family="table-column">
      <style:table-column-properties style:column-width="3.6632in"/>
    </style:style>
    <style:style style:name="Table6.1" style:family="table-row">
      <style:table-row-properties style:min-row-height="0.5in" fo:keep-together="auto"/>
    </style:style>
    <style:style style:name="Table6.A1" style:family="table-cell">
      <style:table-cell-properties style:vertical-align="" fo:padding="0.0694in" fo:border="1pt solid #000000"/>
    </style:style>
    <style:style style:name="Table10" style:family="table">
      <style:table-properties style:width="7.3236in" table:align="margins"/>
    </style:style>
    <style:style style:name="Table10.A" style:family="table-column">
      <style:table-column-properties style:column-width="3.6618in" style:rel-column-width="32767*"/>
    </style:style>
    <style:style style:name="Table10.B" style:family="table-column">
      <style:table-column-properties style:column-width="3.6618in" style:rel-column-width="32768*"/>
    </style:style>
    <style:style style:name="Table10.A1" style:family="table-cell">
      <style:table-cell-properties fo:padding="0.0382in" fo:border-left="0.75pt solid #000000" fo:border-right="none" fo:border-top="0.75pt solid #000000" fo:border-bottom="0.75pt solid #000000"/>
    </style:style>
    <style:style style:name="Table10.B1" style:family="table-cell">
      <style:table-cell-properties fo:padding="0.0382in" fo:border="0.75pt solid #000000"/>
    </style:style>
    <style:style style:name="Table10.A2" style:family="table-cell">
      <style:table-cell-properties fo:padding="0.0382in" fo:border-left="0.75pt solid #000000" fo:border-right="none" fo:border-top="none" fo:border-bottom="0.75pt solid #000000"/>
    </style:style>
    <style:style style:name="Table10.B2" style:family="table-cell">
      <style:table-cell-properties fo:padding="0.0382in" fo:border-left="0.75pt solid #000000" fo:border-right="0.75pt solid #000000" fo:border-top="none" fo:border-bottom="0.75pt solid #000000"/>
    </style:style>
    <style:style style:name="Table12" style:family="table">
      <style:table-properties style:width="7.3236in" table:align="margins"/>
    </style:style>
    <style:style style:name="Table12.A" style:family="table-column">
      <style:table-column-properties style:column-width="2.441in" style:rel-column-width="21845*"/>
    </style:style>
    <style:style style:name="Table12.A1" style:family="table-cell">
      <style:table-cell-properties fo:padding="0.0382in" fo:border-left="0.5pt solid #000000" fo:border-right="none" fo:border-top="0.5pt solid #000000" fo:border-bottom="0.5pt solid #000000"/>
    </style:style>
    <style:style style:name="Table12.C1" style:family="table-cell">
      <style:table-cell-properties fo:padding="0.0382in" fo:border="0.5pt solid #000000"/>
    </style:style>
    <style:style style:name="Table13" style:family="table">
      <style:table-properties style:width="7.3236in" table:align="margins"/>
    </style:style>
    <style:style style:name="Table13.A" style:family="table-column">
      <style:table-column-properties style:column-width="2.441in" style:rel-column-width="21845*"/>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4" style:family="table">
      <style:table-properties style:width="7.3236in" table:align="margins"/>
    </style:style>
    <style:style style:name="Table14.A" style:family="table-column">
      <style:table-column-properties style:column-width="2.441in" style:rel-column-width="21845*"/>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6" style:family="table">
      <style:table-properties style:width="7.3236in" table:align="margins"/>
    </style:style>
    <style:style style:name="Table16.A" style:family="table-column">
      <style:table-column-properties style:column-width="2.441in" style:rel-column-width="21845*"/>
    </style:style>
    <style:style style:name="Table16.A1" style:family="table-cell">
      <style:table-cell-properties fo:padding="0.0382in" fo:border-left="0.5pt solid #000000" fo:border-right="none" fo:border-top="0.5pt solid #000000" fo:border-bottom="0.5pt solid #000000"/>
    </style:style>
    <style:style style:name="Table16.C1" style:family="table-cell">
      <style:table-cell-properties fo:padding="0.0382in" fo:border="0.5pt solid #000000"/>
    </style:style>
    <style:style style:name="Table17" style:family="table">
      <style:table-properties style:width="7.3236in" table:align="margins"/>
    </style:style>
    <style:style style:name="Table17.A" style:family="table-column">
      <style:table-column-properties style:column-width="2.441in" style:rel-column-width="21845*"/>
    </style:style>
    <style:style style:name="Table17.A1" style:family="table-cell">
      <style:table-cell-properties fo:padding="0.0382in" fo:border-left="0.5pt solid #000000" fo:border-right="none" fo:border-top="0.5pt solid #000000" fo:border-bottom="0.5pt solid #000000"/>
    </style:style>
    <style:style style:name="Table17.C1" style:family="table-cell">
      <style:table-cell-properties fo:padding="0.0382in" fo:border="0.5pt solid #000000"/>
    </style:style>
    <style:style style:name="Table18" style:family="table">
      <style:table-properties style:width="7.3236in" table:align="margins"/>
    </style:style>
    <style:style style:name="Table18.A" style:family="table-column">
      <style:table-column-properties style:column-width="0.7813in" style:rel-column-width="6990*"/>
    </style:style>
    <style:style style:name="Table18.B" style:family="table-column">
      <style:table-column-properties style:column-width="6.5424in" style:rel-column-width="58545*"/>
    </style:style>
    <style:style style:name="Table18.A1" style:family="table-cell">
      <style:table-cell-properties fo:padding="0.0382in" fo:border-left="0.5pt solid #000000" fo:border-right="none" fo:border-top="0.5pt solid #000000" fo:border-bottom="0.5pt solid #000000"/>
    </style:style>
    <style:style style:name="Table18.B1" style:family="table-cell">
      <style:table-cell-properties fo:padding="0.0382in" fo:border="0.5pt solid #000000"/>
    </style:style>
    <style:style style:name="Table18.A2" style:family="table-cell">
      <style:table-cell-properties fo:padding="0.0382in" fo:border-left="0.5pt solid #000000" fo:border-right="none" fo:border-top="none" fo:border-bottom="0.5pt solid #000000"/>
    </style:style>
    <style:style style:name="Table18.B2" style:family="table-cell">
      <style:table-cell-properties fo:padding="0.0382in" fo:border-left="0.5pt solid #000000" fo:border-right="0.5pt solid #000000" fo:border-top="none" fo:border-bottom="0.5pt solid #000000"/>
    </style:style>
    <style:style style:name="Table7" style:family="table">
      <style:table-properties style:width="7.2986in" fo:margin-left="0in" fo:margin-top="0in" fo:margin-bottom="0in" table:align="left"/>
    </style:style>
    <style:style style:name="Table7.A" style:family="table-column">
      <style:table-column-properties style:column-width="1.5826in"/>
    </style:style>
    <style:style style:name="Table7.B" style:family="table-column">
      <style:table-column-properties style:column-width="5.716in"/>
    </style:style>
    <style:style style:name="Table7.1" style:family="table-row">
      <style:table-row-properties style:min-row-height="0.4535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8" style:family="table">
      <style:table-properties style:width="7.3125in" fo:margin-left="0in" fo:margin-top="0in" fo:margin-bottom="0in" fo:break-before="auto" fo:break-after="auto" table:align="left"/>
    </style:style>
    <style:style style:name="Table8.A" style:family="table-column">
      <style:table-column-properties style:column-width="2.0243in"/>
    </style:style>
    <style:style style:name="Table8.B" style:family="table-column">
      <style:table-column-properties style:column-width="5.2882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7.3125in" fo:margin-left="0in" fo:margin-top="0in" fo:margin-bottom="0in" fo:break-before="auto" fo:break-after="auto" table:align="left"/>
    </style:style>
    <style:style style:name="Table9.A" style:family="table-column">
      <style:table-column-properties style:column-width="1.7431in"/>
    </style:style>
    <style:style style:name="Table9.B" style:family="table-column">
      <style:table-column-properties style:column-width="5.5694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5" style:family="table">
      <style:table-properties style:width="7.3215in" table:align="left"/>
    </style:style>
    <style:style style:name="Table15.A" style:family="table-column">
      <style:table-column-properties style:column-width="1.2278in"/>
    </style:style>
    <style:style style:name="Table15.B" style:family="table-column">
      <style:table-column-properties style:column-width="6.0938in"/>
    </style:style>
    <style:style style:name="Table15.A1" style:family="table-cell">
      <style:table-cell-properties fo:padding="0.0382in" fo:border-left="0.5pt solid #000000" fo:border-right="none" fo:border-top="0.5pt solid #000000" fo:border-bottom="0.5pt solid #000000"/>
    </style:style>
    <style:style style:name="Table15.B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B2" style:family="table-cell">
      <style:table-cell-properties fo:padding="0.0382in" fo:border-left="0.5pt solid #000000" fo:border-right="0.5pt solid #000000" fo:border-top="none" fo:border-bottom="0.5pt solid #000000"/>
    </style:style>
    <style:style style:name="Table19" style:family="table">
      <style:table-properties style:width="7.3236in" table:align="margins"/>
    </style:style>
    <style:style style:name="Table19.A" style:family="table-column">
      <style:table-column-properties style:column-width="1.25in" style:rel-column-width="11185*"/>
    </style:style>
    <style:style style:name="Table19.B" style:family="table-column">
      <style:table-column-properties style:column-width="6.0736in" style:rel-column-width="54350*"/>
    </style:style>
    <style:style style:name="Table19.A1" style:family="table-cell">
      <style:table-cell-properties fo:padding="0.0382in" fo:border="none"/>
    </style:style>
    <style:style style:name="Table20" style:family="table">
      <style:table-properties style:width="7.3236in" table:align="margins"/>
    </style:style>
    <style:style style:name="Table20.A" style:family="table-column">
      <style:table-column-properties style:column-width="0.7813in" style:rel-column-width="6990*"/>
    </style:style>
    <style:style style:name="Table20.B" style:family="table-column">
      <style:table-column-properties style:column-width="6.5424in" style:rel-column-width="58545*"/>
    </style:style>
    <style:style style:name="Table20.A1" style:family="table-cell">
      <style:table-cell-properties fo:padding="0.0382in" fo:border="none"/>
    </style:style>
    <style:style style:name="P1" style:family="paragraph" style:parent-style-name="Standard">
      <style:paragraph-properties fo:margin-left="0.5in" fo:margin-right="0in" fo:text-indent="0in" style:auto-text-indent="false"/>
    </style:style>
    <style:style style:name="P2" style:family="paragraph" style:parent-style-name="Standard">
      <style:paragraph-properties fo:line-height="100%"/>
    </style:style>
    <style:style style:name="P3" style:family="paragraph" style:parent-style-name="Standard">
      <style:paragraph-properties fo:line-height="100%" fo:text-align="center" style:justify-single-word="false"/>
    </style:style>
    <style:style style:name="P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6"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style>
    <style:style style:name="P7" style:family="paragraph" style:parent-style-name="Standard">
      <style:paragraph-properties fo:line-height="100%" fo:text-align="center" style:justify-single-word="false"/>
      <style:text-properties style:font-name="Poppins" fo:font-size="55pt" fo:font-weight="bold" style:font-name-asian="Poppins1" style:font-size-asian="55pt" style:font-weight-asian="bold" style:font-name-complex="Poppins1" style:font-size-complex="55pt"/>
    </style:style>
    <style:style style:name="P8" style:family="paragraph" style:parent-style-name="Standard">
      <style:paragraph-properties fo:line-height="100%" fo:text-align="start" style:justify-single-word="false"/>
      <style:text-properties style:font-name="Poppins" fo:font-size="55pt" fo:font-weight="bold" style:font-name-asian="Poppins1" style:font-size-asian="55pt" style:font-weight-asian="bold" style:font-name-complex="Poppins1" style:font-size-complex="55pt"/>
    </style:style>
    <style:style style:name="P9" style:family="paragraph" style:parent-style-name="Standard">
      <style:paragraph-properties fo:line-height="100%" fo:text-align="center" style:justify-single-word="false"/>
      <style:text-properties style:font-name="Poppins" fo:font-size="20pt" fo:font-weight="bold" style:font-name-asian="Poppins1" style:font-size-asian="20pt" style:font-weight-asian="bold" style:font-name-complex="Poppins1" style:font-size-complex="20pt"/>
    </style:style>
    <style:style style:name="P10" style:family="paragraph" style:parent-style-name="Standard">
      <style:paragraph-properties fo:line-height="100%" fo:break-before="page"/>
      <style:text-properties style:font-name="Poppins" fo:font-size="20pt" fo:font-weight="bold" style:font-name-asian="Poppins1" style:font-size-asian="20pt" style:font-weight-asian="bold" style:font-name-complex="Poppins1" style:font-size-complex="20pt"/>
    </style:style>
    <style:style style:name="P11" style:family="paragraph" style:parent-style-name="Standard">
      <style:paragraph-properties fo:line-height="200%"/>
    </style:style>
    <style:style style:name="P12" style:family="paragraph" style:parent-style-name="Standard">
      <style:text-properties fo:color="#cc0000" loext:opacity="100%"/>
    </style:style>
    <style:style style:name="P13" style:family="paragraph" style:parent-style-name="Standard">
      <style:paragraph-properties fo:line-height="100%" fo:text-align="center" style:justify-single-word="false"/>
      <style:text-properties fo:color="#db005b" loext:opacity="100%" style:font-name="Poppins" fo:font-size="55pt" fo:font-weight="bold" style:font-name-asian="Poppins1" style:font-size-asian="55pt" style:font-weight-asian="bold" style:font-name-complex="Poppins1" style:font-size-complex="55pt"/>
    </style:style>
    <style:style style:name="P14" style:family="paragraph" style:parent-style-name="Standard">
      <style:paragraph-properties fo:line-height="100%" fo:text-align="center" style:justify-single-word="false"/>
      <style:text-properties fo:color="#f3f3f3" loext:opacity="100%" style:font-name="Poppins" fo:font-size="20pt" fo:font-weight="bold" style:font-name-asian="Poppins1" style:font-size-asian="20pt" style:font-weight-asian="bold" style:font-name-complex="Poppins1" style:font-size-complex="20pt"/>
    </style:style>
    <style:style style:name="P1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Noto Naskh Arabic" style:font-name-asian="Noto Naskh Arabic1" style:font-name-complex="Noto Naskh Arabic1"/>
    </style:style>
    <style:style style:name="P16" style:family="paragraph" style:parent-style-name="Standard">
      <style:paragraph-properties fo:text-align="center" style:justify-single-word="false"/>
      <style:text-properties style:font-name="Noto Naskh Arabic" style:font-name-asian="Noto Naskh Arabic1" style:font-name-complex="Noto Naskh Arabic1"/>
    </style:style>
    <style:style style:name="P17"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writing-mode="rl-tb"/>
      <style:text-properties style:font-name="Noto Naskh Arabic" style:font-name-asian="Noto Naskh Arabic1" style:font-name-complex="KFGQPC Uthmanic Script HAFS1"/>
    </style:style>
    <style:style style:name="P18" style:family="paragraph" style:parent-style-name="Standard">
      <style:paragraph-properties fo:line-height="100%" fo:text-align="center" style:justify-single-word="false" fo:orphans="0" fo:widows="0" style:writing-mode="rl-tb"/>
      <style:text-properties style:font-name="Noto Naskh Arabic" style:font-name-asian="Noto Naskh Arabic1" style:font-name-complex="KFGQPC Uthmanic Script HAFS1"/>
    </style:style>
    <style:style style:name="P19" style:family="paragraph" style:parent-style-name="Standard">
      <style:paragraph-properties fo:margin-left="0.5in" fo:margin-right="0in" fo:line-height="100%" fo:text-align="center" style:justify-single-word="false" fo:orphans="0" fo:widows="0" fo:text-indent="0in" style:auto-text-indent="false" style:writing-mode="lr-tb"/>
      <style:text-properties style:font-name="Noto Naskh Arabic" style:font-name-asian="Noto Naskh Arabic1" style:font-name-complex="KFGQPC Uthmanic Script HAFS1"/>
    </style:style>
    <style:style style:name="P20" style:family="paragraph" style:parent-style-name="Standard">
      <style:paragraph-properties fo:line-height="100%" fo:text-align="center" style:justify-single-word="false" fo:orphans="0" fo:widows="0" style:writing-mode="rl-tb"/>
      <style:text-properties style:font-name="Noto Naskh Arabic" officeooo:paragraph-rsid="00264986" style:font-name-asian="Noto Naskh Arabic1" style:font-name-complex="KFGQPC Uthmanic Script HAFS1"/>
    </style:style>
    <style:style style:name="P21" style:family="paragraph" style:parent-style-name="Standard">
      <style:paragraph-properties fo:line-height="100%" fo:text-align="center" style:justify-single-word="false" style:writing-mode="rl-tb"/>
      <style:text-properties style:font-name="Noto Naskh Arabic" style:font-name-asian="Noto Naskh Arabic1" style:font-name-complex="KFGQPC Uthmanic Script HAFS1"/>
    </style:style>
    <style:style style:name="P22" style:family="paragraph" style:parent-style-name="Standard">
      <style:paragraph-properties fo:line-height="100%" fo:text-align="end" style:justify-single-word="false" style:writing-mode="rl-tb"/>
      <style:text-properties style:font-name="Noto Naskh Arabic" style:font-name-asian="Noto Naskh Arabic1" style:font-name-complex="KFGQPC Uthmanic Script HAFS1"/>
    </style:style>
    <style:style style:name="P23" style:family="paragraph" style:parent-style-name="Standard">
      <style:paragraph-properties fo:text-align="end" style:justify-single-word="false" style:writing-mode="rl-tb"/>
      <style:text-properties style:font-name="Noto Naskh Arabic" style:font-name-asian="Noto Naskh Arabic1" style:font-name-complex="KFGQPC Uthmanic Script HAFS1"/>
    </style:style>
    <style:style style:name="P24"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Noto Naskh Arabic1" style:font-size-complex="17pt"/>
    </style:style>
    <style:style style:name="P25" style:family="paragraph" style:parent-style-name="Standard">
      <style:paragraph-properties fo:text-align="end" style:justify-single-word="false" style:writing-mode="rl-tb"/>
      <style:text-properties style:font-name="Noto Naskh Arabic" fo:font-size="17pt" style:font-name-asian="Noto Naskh Arabic1" style:font-size-asian="17pt" style:font-name-complex="KFGQPC Uthmanic Script HAFS1" style:font-size-complex="17pt"/>
    </style:style>
    <style:style style:name="P26"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Noto Naskh Arabic1"/>
    </style:style>
    <style:style style:name="P27" style:family="paragraph" style:parent-style-name="Standard">
      <style:paragraph-properties fo:line-height="100%" fo:text-align="center" style:justify-single-word="false" fo:orphans="0" fo:widows="0"/>
      <style:text-properties style:font-name="Lora1" style:font-name-asian="Noto Naskh Arabic1" style:font-name-complex="Noto Naskh Arabic1"/>
    </style:style>
    <style:style style:name="P28" style:family="paragraph" style:parent-style-name="Standard">
      <style:paragraph-properties fo:margin-left="0in" fo:margin-right="0in" fo:line-height="100%" fo:text-align="center" style:justify-single-word="false" fo:orphans="0" fo:widows="0" fo:text-indent="0in" style:auto-text-indent="false" style:writing-mode="lr-tb"/>
      <style:text-properties style:font-name="Lora1" style:font-name-asian="Noto Naskh Arabic1" style:font-name-complex="Noto Naskh Arabic1"/>
    </style:style>
    <style:style style:name="P29"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style:font-name-asian="Noto Naskh Arabic1" style:font-name-complex="Lora1"/>
    </style:style>
    <style:style style:name="P30"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padding="0in" fo:border="none" fo:keep-with-next="auto"/>
      <style:text-properties style:font-name="Lora1" officeooo:rsid="00264986" officeooo:paragraph-rsid="00264986" style:font-name-asian="Noto Naskh Arabic1" style:font-name-complex="Lora1"/>
    </style:style>
    <style:style style:name="P31" style:family="paragraph" style:parent-style-name="Table_20_Contents">
      <style:paragraph-properties fo:text-align="center" style:justify-single-word="false"/>
      <style:text-properties officeooo:rsid="001f342d" officeooo:paragraph-rsid="001f342d"/>
    </style:style>
    <style:style style:name="P32" style:family="paragraph" style:parent-style-name="Table_20_Contents">
      <style:paragraph-properties fo:text-align="center" style:justify-single-word="false"/>
      <style:text-properties officeooo:rsid="00224cf1" officeooo:paragraph-rsid="00224cf1"/>
    </style:style>
    <style:style style:name="P33" style:family="paragraph" style:parent-style-name="Standard">
      <style:text-properties officeooo:paragraph-rsid="0024f103"/>
    </style:style>
    <style:style style:name="P34" style:family="paragraph" style:parent-style-name="Standard">
      <style:paragraph-properties fo:margin-left="0.5in" fo:margin-right="0in" fo:text-indent="-0.25in" style:auto-text-indent="false"/>
      <style:text-properties officeooo:paragraph-rsid="002717bc"/>
    </style:style>
    <style:style style:name="P35" style:family="paragraph" style:parent-style-name="Standard">
      <style:paragraph-properties fo:margin-left="0in" fo:margin-right="0in" fo:text-indent="0in" style:auto-text-indent="false"/>
      <style:text-properties officeooo:paragraph-rsid="002717bc"/>
    </style:style>
    <style:style style:name="P36" style:family="paragraph" style:parent-style-name="Standard">
      <style:text-properties officeooo:rsid="00264986" officeooo:paragraph-rsid="00264986"/>
    </style:style>
    <style:style style:name="P37" style:family="paragraph" style:parent-style-name="Table_20_Contents">
      <style:paragraph-properties fo:text-align="center" style:justify-single-word="false"/>
      <style:text-properties officeooo:rsid="00264986" officeooo:paragraph-rsid="00264986"/>
    </style:style>
    <style:style style:name="P38"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861141" loext:opacity="100%" style:font-name="Noto Naskh Arabic" officeooo:rsid="00264986" officeooo:paragraph-rsid="00264986" style:font-name-asian="Noto Naskh Arabic1" style:font-name-complex="KFGQPC Uthmanic Script HAFS1"/>
    </style:style>
    <style:style style:name="P39" style:family="paragraph" style:parent-style-name="Standard">
      <style:text-properties fo:color="#861141" loext:opacity="100%" officeooo:paragraph-rsid="00355e7a"/>
    </style:style>
    <style:style style:name="P40" style:family="paragraph" style:parent-style-name="Standard">
      <style:text-properties officeooo:rsid="002717bc" officeooo:paragraph-rsid="00293f86"/>
    </style:style>
    <style:style style:name="P41" style:family="paragraph" style:parent-style-name="Table_20_Contents">
      <style:paragraph-properties fo:text-align="center" style:justify-single-word="false"/>
      <style:text-properties officeooo:rsid="002717bc" officeooo:paragraph-rsid="002717bc"/>
    </style:style>
    <style:style style:name="P42" style:family="paragraph" style:parent-style-name="Standard">
      <style:text-properties officeooo:rsid="0027f837" officeooo:paragraph-rsid="0027f837"/>
    </style:style>
    <style:style style:name="P43" style:family="paragraph" style:parent-style-name="Standard">
      <style:text-properties officeooo:rsid="0027f837" officeooo:paragraph-rsid="003650fa"/>
    </style:style>
    <style:style style:name="P44" style:family="paragraph" style:parent-style-name="Standard">
      <style:text-properties officeooo:rsid="00293f86" officeooo:paragraph-rsid="0027f837"/>
    </style:style>
    <style:style style:name="P45" style:family="paragraph" style:parent-style-name="Standard">
      <style:text-properties officeooo:rsid="00293f86" officeooo:paragraph-rsid="00293f86"/>
    </style:style>
    <style:style style:name="P46" style:family="paragraph" style:parent-style-name="Standard">
      <style:paragraph-properties fo:text-align="center" style:justify-single-word="false"/>
      <style:text-properties officeooo:rsid="00293f86" officeooo:paragraph-rsid="00293f86"/>
    </style:style>
    <style:style style:name="P47" style:family="paragraph" style:parent-style-name="Table_20_Contents">
      <style:paragraph-properties fo:text-align="center" style:justify-single-word="false"/>
      <style:text-properties officeooo:rsid="00293f86" officeooo:paragraph-rsid="00293f86"/>
    </style:style>
    <style:style style:name="P48" style:family="paragraph" style:parent-style-name="Standard">
      <style:text-properties style:font-name="Lora Medium2" officeooo:rsid="00293f86" officeooo:paragraph-rsid="00293f86"/>
    </style:style>
    <style:style style:name="P49" style:family="paragraph" style:parent-style-name="Standard">
      <style:text-properties officeooo:rsid="001c1f9f"/>
    </style:style>
    <style:style style:name="P5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330101" officeooo:paragraph-rsid="00330101"/>
    </style:style>
    <style:style style:name="P51"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officeooo:rsid="00330101" officeooo:paragraph-rsid="00330101"/>
    </style:style>
    <style:style style:name="P52" style:family="paragraph" style:parent-style-name="Standard">
      <style:paragraph-properties fo:margin-left="0in" fo:margin-right="0in" fo:margin-top="0in" fo:margin-bottom="0in" style:contextual-spacing="false" fo:line-height="100%" fo:text-align="start" style:justify-single-word="false" fo:orphans="0" fo:widows="0" fo:text-indent="0in" style:auto-text-indent="false" fo:padding="0in" fo:border="none"/>
      <style:text-properties fo:color="#c9211e" loext:opacity="100%"/>
    </style:style>
    <style:style style:name="P53" style:family="paragraph" style:parent-style-name="Standard">
      <style:text-properties style:font-name="Lora2" style:font-name-asian="Lora3" style:font-name-complex="Lora3"/>
    </style:style>
    <style:style style:name="P54" style:family="paragraph" style:parent-style-name="Standard">
      <style:paragraph-properties fo:margin-left="0.5in" fo:margin-right="0in" fo:line-height="115%" fo:text-indent="0in" style:auto-text-indent="false"/>
      <style:text-properties style:font-name="Lora2" style:font-name-asian="Lora3" style:font-name-complex="Lora3"/>
    </style:style>
    <style:style style:name="P55" style:family="paragraph" style:parent-style-name="Standard">
      <style:paragraph-properties fo:margin-left="0.5in" fo:margin-right="0in" fo:line-height="115%" fo:text-indent="0in" style:auto-text-indent="false"/>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start" style:justify-single-word="false" style:writing-mode="lr-tb"/>
      <style:text-properties officeooo:rsid="003650fa" officeooo:paragraph-rsid="003650fa"/>
    </style:style>
    <style:style style:name="P58" style:family="paragraph" style:parent-style-name="Standard">
      <style:text-properties officeooo:rsid="003650fa" officeooo:paragraph-rsid="003650fa"/>
    </style:style>
    <style:style style:name="P59" style:family="paragraph" style:parent-style-name="Standard">
      <style:text-properties officeooo:rsid="00381bb3" officeooo:paragraph-rsid="00381bb3"/>
    </style:style>
    <style:style style:name="P60" style:family="paragraph" style:parent-style-name="Table_20_Contents">
      <style:paragraph-properties fo:text-align="center" style:justify-single-word="false"/>
      <style:text-properties officeooo:rsid="00381bb3" officeooo:paragraph-rsid="00381bb3"/>
    </style:style>
    <style:style style:name="P61" style:family="paragraph" style:parent-style-name="Table_20_Contents">
      <style:paragraph-properties fo:text-align="start" style:justify-single-word="false"/>
      <style:text-properties officeooo:rsid="00381bb3" officeooo:paragraph-rsid="00381bb3"/>
    </style:style>
    <style:style style:name="P62" style:family="paragraph" style:parent-style-name="Standard">
      <style:text-properties officeooo:rsid="003c19f8" officeooo:paragraph-rsid="003c19f8"/>
    </style:style>
    <style:style style:name="P63" style:family="paragraph" style:parent-style-name="Table_20_Contents">
      <style:paragraph-properties fo:text-align="center" style:justify-single-word="false"/>
      <style:text-properties officeooo:rsid="003c19f8" officeooo:paragraph-rsid="003c19f8"/>
    </style:style>
    <style:style style:name="P64" style:family="paragraph" style:parent-style-name="Table_20_Contents">
      <style:text-properties officeooo:rsid="003d0caa" officeooo:paragraph-rsid="003d0caa"/>
    </style:style>
    <style:style style:name="P65" style:family="paragraph" style:parent-style-name="Standard">
      <style:text-properties officeooo:rsid="003a79d5" officeooo:paragraph-rsid="003a79d5"/>
    </style:style>
    <style:style style:name="P66" style:family="paragraph" style:parent-style-name="Standard">
      <style:text-properties officeooo:rsid="0042cfb0" officeooo:paragraph-rsid="0042cfb0"/>
    </style:style>
    <style:style style:name="P67" style:family="paragraph" style:parent-style-name="Text_20_body">
      <style:text-properties officeooo:rsid="0042cfb0" officeooo:paragraph-rsid="0042f3a5"/>
    </style:style>
    <style:style style:name="P68" style:family="paragraph" style:parent-style-name="Standard">
      <style:text-properties officeooo:rsid="0042f3a5" officeooo:paragraph-rsid="0042f3a5"/>
    </style:style>
    <style:style style:name="P69" style:family="paragraph" style:parent-style-name="Text_20_body">
      <style:text-properties officeooo:rsid="0042f3a5" officeooo:paragraph-rsid="0042f3a5"/>
    </style:style>
    <style:style style:name="P70" style:family="paragraph" style:parent-style-name="Text_20_body">
      <style:text-properties officeooo:paragraph-rsid="0043e899"/>
    </style:style>
    <style:style style:name="P71" style:family="paragraph" style:parent-style-name="Contents_20_1">
      <style:paragraph-properties>
        <style:tab-stops>
          <style:tab-stop style:position="7.3236in" style:type="right" style:leader-style="dotted" style:leader-text="."/>
        </style:tab-stops>
      </style:paragraph-properties>
    </style:style>
    <style:style style:name="P72" style:family="paragraph" style:parent-style-name="Contents_20_2">
      <style:paragraph-properties>
        <style:tab-stops>
          <style:tab-stop style:position="7.3236in" style:type="right" style:leader-style="dotted" style:leader-text="."/>
        </style:tab-stops>
      </style:paragraph-properties>
    </style:style>
    <style:style style:name="P73" style:family="paragraph" style:parent-style-name="Standard">
      <style:text-properties officeooo:rsid="002d847d" officeooo:paragraph-rsid="002d847d"/>
    </style:style>
    <style:style style:name="P74" style:family="paragraph" style:parent-style-name="Standard">
      <style:paragraph-properties fo:break-before="page"/>
      <style:text-properties officeooo:rsid="002d847d" officeooo:paragraph-rsid="0055d65b"/>
    </style:style>
    <style:style style:name="P75" style:family="paragraph" style:parent-style-name="Table_20_Contents">
      <style:paragraph-properties fo:text-align="start" style:justify-single-word="false"/>
      <style:text-properties officeooo:rsid="002d847d" officeooo:paragraph-rsid="0051a668"/>
    </style:style>
    <style:style style:name="P76" style:family="paragraph" style:parent-style-name="Table_20_Contents">
      <style:paragraph-properties fo:text-align="center" style:justify-single-word="false"/>
      <style:text-properties officeooo:rsid="002d847d" officeooo:paragraph-rsid="002d847d"/>
    </style:style>
    <style:style style:name="P77" style:family="paragraph" style:parent-style-name="Table_20_Contents">
      <style:paragraph-properties fo:text-align="start" style:justify-single-word="false"/>
      <style:text-properties officeooo:rsid="00530d01" officeooo:paragraph-rsid="00530d01"/>
    </style:style>
    <style:style style:name="P78" style:family="paragraph" style:parent-style-name="Table_20_Contents">
      <style:paragraph-properties fo:text-align="start" style:justify-single-word="false"/>
      <style:text-properties officeooo:rsid="00530d01" officeooo:paragraph-rsid="00545dc7"/>
    </style:style>
    <style:style style:name="P79" style:family="paragraph" style:parent-style-name="Table_20_Contents">
      <style:paragraph-properties fo:text-align="start" style:justify-single-word="false"/>
      <style:text-properties officeooo:rsid="0055d65b" officeooo:paragraph-rsid="0055d65b"/>
    </style:style>
    <style:style style:name="P80" style:family="paragraph" style:parent-style-name="Table_20_Contents">
      <style:paragraph-properties fo:text-align="start" style:justify-single-word="false"/>
      <style:text-properties officeooo:rsid="0056a319" officeooo:paragraph-rsid="0056a319"/>
    </style:style>
    <style:style style:name="P81" style:family="paragraph" style:parent-style-name="Text_20_body">
      <style:text-properties officeooo:rsid="0057208a" officeooo:paragraph-rsid="0057208a"/>
    </style:style>
    <style:style style:name="P82" style:family="paragraph" style:parent-style-name="Text_20_body">
      <style:text-properties officeooo:rsid="005740ab" officeooo:paragraph-rsid="005740ab"/>
    </style:style>
    <style:style style:name="P83" style:family="paragraph" style:parent-style-name="Contents_20_1">
      <style:paragraph-properties>
        <style:tab-stops>
          <style:tab-stop style:position="7.3236in" style:type="right" style:leader-style="dotted" style:leader-text="."/>
        </style:tab-stops>
      </style:paragraph-properties>
    </style:style>
    <style:style style:name="P84" style:family="paragraph" style:parent-style-name="Contents_20_2">
      <style:paragraph-properties>
        <style:tab-stops>
          <style:tab-stop style:position="7.3236in" style:type="right" style:leader-style="dotted" style:leader-text="."/>
        </style:tab-stops>
      </style:paragraph-properties>
    </style:style>
    <style:style style:name="P85" style:family="paragraph" style:parent-style-name="Heading_20_1" style:master-page-name="Converted2">
      <style:paragraph-properties style:page-number="1"/>
    </style:style>
    <style:style style:name="P86" style:family="paragraph" style:parent-style-name="Heading_20_1">
      <style:paragraph-properties fo:break-before="page"/>
      <style:text-properties officeooo:paragraph-rsid="0024f103"/>
    </style:style>
    <style:style style:name="P87" style:family="paragraph" style:parent-style-name="Heading_20_1">
      <style:paragraph-properties fo:break-before="page"/>
    </style:style>
    <style:style style:name="P88" style:family="paragraph" style:parent-style-name="Heading_20_1">
      <style:paragraph-properties fo:break-before="page"/>
      <style:text-properties officeooo:paragraph-rsid="00381bb3"/>
    </style:style>
    <style:style style:name="P89" style:family="paragraph" style:parent-style-name="Heading_20_2">
      <style:text-properties officeooo:paragraph-rsid="00355e7a"/>
    </style:style>
    <style:style style:name="P90" style:family="paragraph" style:parent-style-name="Heading_20_2">
      <style:text-properties officeooo:paragraph-rsid="0027f837"/>
    </style:style>
    <style:style style:name="P91" style:family="paragraph" style:parent-style-name="Heading_20_2">
      <style:text-properties officeooo:paragraph-rsid="003a1686"/>
    </style:style>
    <style:style style:name="P92" style:family="paragraph" style:parent-style-name="Heading_20_2">
      <style:text-properties officeooo:paragraph-rsid="002ff536"/>
    </style:style>
    <style:style style:name="P93" style:family="paragraph" style:parent-style-name="Heading_20_2" style:list-style-name="WWNum1">
      <style:paragraph-properties fo:margin-left="0in" fo:margin-right="0in" fo:margin-top="0in" fo:margin-bottom="0.0835in" style:contextual-spacing="false" fo:text-indent="0in" style:auto-text-indent="false" fo:break-before="page"/>
      <style:text-properties officeooo:paragraph-rsid="0023b09b"/>
    </style:style>
    <style:style style:name="P94" style:family="paragraph" style:parent-style-name="Heading_20_2">
      <style:text-properties officeooo:rsid="002d847d" officeooo:paragraph-rsid="002d847d"/>
    </style:style>
    <style:style style:name="P95" style:family="paragraph" style:parent-style-name="Standard" style:master-page-name="First_20_Page">
      <style:paragraph-properties fo:line-height="100%" fo:text-align="center" style:justify-single-word="false" style:page-number="auto"/>
      <style:text-properties fo:color="#ff0000" loext:opacity="100%" style:font-name="Poppins" fo:font-size="20pt" fo:font-weight="bold" style:font-name-asian="Poppins1" style:font-size-asian="20pt" style:font-weight-asian="bold" style:font-name-complex="Poppins1" style:font-size-complex="20pt"/>
    </style:style>
    <style:style style:name="P96" style:family="paragraph" style:parent-style-name="Standard" style:master-page-name="Converted1">
      <style:paragraph-properties fo:line-height="100%" fo:text-align="center" style:justify-single-word="false" style:page-number="auto"/>
      <style:text-properties style:font-name="Poppins" fo:font-size="20pt" fo:font-weight="bold" style:font-name-asian="Poppins1" style:font-size-asian="20pt" style:font-weight-asian="bold" style:font-name-complex="Poppins1" style:font-size-complex="20pt"/>
    </style:style>
    <style:style style:name="P97" style:family="paragraph" style:parent-style-name="Standard" style:list-style-name="WWNum2">
      <style:paragraph-properties fo:margin-left="0.5in" fo:margin-right="0in" fo:text-indent="-0.25in" style:auto-text-indent="false"/>
    </style:style>
    <style:style style:name="P98" style:family="paragraph" style:parent-style-name="Standard" style:list-style-name="WWNum2">
      <style:paragraph-properties fo:margin-left="0.5in" fo:margin-right="0in" fo:text-indent="-0.25in" style:auto-text-indent="false"/>
      <style:text-properties officeooo:paragraph-rsid="002717bc"/>
    </style:style>
    <style:style style:name="P99" style:family="paragraph" style:parent-style-name="Standard" style:list-style-name="L5">
      <style:text-properties officeooo:rsid="002717bc" officeooo:paragraph-rsid="002717bc"/>
    </style:style>
    <style:style style:name="P100" style:family="paragraph" style:parent-style-name="Standard" style:list-style-name="L6">
      <style:text-properties officeooo:rsid="003a1686" officeooo:paragraph-rsid="003a1686"/>
    </style:style>
    <style:style style:name="P101" style:family="paragraph" style:parent-style-name="Standard" style:list-style-name="L6">
      <style:text-properties officeooo:rsid="003a79d5" officeooo:paragraph-rsid="003a79d5"/>
    </style:style>
    <style:style style:name="P102" style:family="paragraph" style:parent-style-name="Standard" style:list-style-name="WWNum1">
      <style:paragraph-properties fo:margin-left="0.5in" fo:margin-right="0in" fo:text-indent="-0.25in" style:auto-text-indent="false"/>
    </style:style>
    <style:style style:name="P103" style:family="paragraph" style:parent-style-name="Standard" style:list-style-name="WWNum1">
      <style:paragraph-properties fo:margin-left="0.5in" fo:margin-right="0in" fo:margin-top="0in" fo:margin-bottom="0in" style:contextual-spacing="false" fo:text-indent="-0.25in" style:auto-text-indent="false"/>
      <style:text-properties officeooo:paragraph-rsid="0023b09b"/>
    </style:style>
    <style:style style:name="P104" style:family="paragraph" style:parent-style-name="Table_20_Contents" style:list-style-name="L1">
      <style:paragraph-properties fo:text-align="start" style:justify-single-word="false"/>
      <style:text-properties officeooo:rsid="002d847d" officeooo:paragraph-rsid="002d847d"/>
    </style:style>
    <style:style style:name="P105" style:family="paragraph" style:parent-style-name="Table_20_Contents" style:list-style-name="L1">
      <style:paragraph-properties fo:text-align="start" style:justify-single-word="false"/>
      <style:text-properties officeooo:rsid="002e1d23" officeooo:paragraph-rsid="002e1d23"/>
    </style:style>
    <style:style style:name="P106" style:family="paragraph" style:parent-style-name="Table_20_Contents" style:list-style-name="L2">
      <style:paragraph-properties fo:text-align="start" style:justify-single-word="false"/>
      <style:text-properties officeooo:rsid="002e1d23" officeooo:paragraph-rsid="002e1d23"/>
    </style:style>
    <style:style style:name="P107" style:family="paragraph" style:parent-style-name="Table_20_Contents" style:list-style-name="L3">
      <style:paragraph-properties fo:text-align="start" style:justify-single-word="false"/>
      <style:text-properties officeooo:rsid="002e1d23" officeooo:paragraph-rsid="0051a668"/>
    </style:style>
    <style:style style:name="P108" style:family="paragraph" style:parent-style-name="Table_20_Contents" style:list-style-name="L1">
      <style:paragraph-properties fo:text-align="start" style:justify-single-word="false"/>
      <style:text-properties style:text-underline-style="none" officeooo:rsid="002e1d23" officeooo:paragraph-rsid="002e1d23"/>
    </style:style>
    <style:style style:name="P109" style:family="paragraph" style:parent-style-name="Table_20_Contents" style:list-style-name="L3">
      <style:paragraph-properties fo:text-align="start" style:justify-single-word="false"/>
      <style:text-properties officeooo:rsid="002f6a94" officeooo:paragraph-rsid="002f6a94"/>
    </style:style>
    <style:style style:name="P110" style:family="paragraph" style:parent-style-name="Table_20_Contents" style:list-style-name="L4">
      <style:paragraph-properties fo:text-align="start" style:justify-single-word="false"/>
      <style:text-properties officeooo:rsid="0055d65b" officeooo:paragraph-rsid="0055d65b"/>
    </style:style>
    <style:style style:name="P111" style:family="paragraph">
      <style:paragraph-properties fo:text-align="center"/>
    </style:style>
    <style:style style:name="P112" style:family="paragraph">
      <loext:graphic-properties draw:fill="solid" draw:fill-color="#a0a0a0"/>
      <style:paragraph-properties fo:text-align="center"/>
    </style:style>
    <style:style style:name="P113" style:family="paragraph">
      <loext:graphic-properties draw:fill="solid" draw:fill-color="#151515"/>
      <style:paragraph-properties fo:text-align="start"/>
      <style:text-properties fo:font-size="18pt"/>
    </style:style>
    <style:style style:name="T1" style:family="text">
      <style:text-properties fo:color="#cc0000" loext:opacity="100%"/>
    </style:style>
    <style:style style:name="T2" style:family="text">
      <style:text-properties fo:color="#cc0000" loext:opacity="100%" style:font-name="Poppins" fo:font-size="13pt" style:font-name-asian="Poppins1" style:font-size-asian="13pt" style:font-name-complex="Poppins1" style:font-size-complex="13pt"/>
    </style:style>
    <style:style style:name="T3" style:family="text">
      <style:text-properties fo:color="#cc0000" loext:opacity="100%" style:font-name="Poppins" fo:font-size="12pt" style:font-name-asian="Poppins1" style:font-size-asian="12pt" style:font-name-complex="Poppins1" style:font-size-complex="12pt"/>
    </style:style>
    <style:style style:name="T4" style:family="text">
      <style:text-properties style:font-name="Poppins" fo:font-size="13pt" style:font-name-asian="Poppins1" style:font-size-asian="13pt" style:font-name-complex="Poppins1" style:font-size-complex="13pt"/>
    </style:style>
    <style:style style:name="T5" style:family="text">
      <style:text-properties style:font-name="Poppins" fo:font-size="12pt" style:font-name-asian="Poppins1" style:font-size-asian="12pt" style:font-name-complex="Poppins1" style:font-size-complex="12pt"/>
    </style:style>
    <style:style style:name="T6" style:family="text">
      <style:text-properties style:font-name="Poppins" fo:font-size="11pt" style:font-name-asian="Poppins1" style:font-size-asian="11pt" style:font-name-complex="Poppins1" style:font-size-complex="11pt"/>
    </style:style>
    <style:style style:name="T7" style:family="text">
      <style:text-properties style:font-name="Poppins" fo:font-size="55pt" fo:font-weight="bold" style:font-name-asian="Poppins1" style:font-size-asian="55pt" style:font-weight-asian="bold" style:font-name-complex="Poppins1" style:font-size-complex="55pt"/>
    </style:style>
    <style:style style:name="T8" style:family="text">
      <style:text-properties fo:color="#a61c00" loext:opacity="100%" style:font-name="Poppins" fo:font-size="11pt" style:font-name-asian="Poppins1" style:font-size-asian="11pt" style:font-name-complex="Poppins1" style:font-size-complex="11pt"/>
    </style:style>
    <style:style style:name="T9" style:family="text">
      <style:text-properties fo:font-size="12pt" style:font-size-asian="12pt" style:font-size-complex="12pt"/>
    </style:style>
    <style:style style:name="T10" style:family="text">
      <style:text-properties fo:color="#808080" loext:opacity="100%" style:font-name="Poppins" fo:font-size="10pt" style:font-name-asian="Poppins1" style:font-size-asian="10pt" style:font-name-complex="Poppins1" style:font-size-complex="10pt"/>
    </style:style>
    <style:style style:name="T11" style:family="text">
      <style:text-properties fo:color="#808080" loext:opacity="100%" style:font-name="Poppins" fo:font-size="10pt" style:text-underline-style="none" style:font-name-asian="Poppins1" style:font-size-asian="10pt" style:font-name-complex="Poppins1" style:font-size-complex="10pt"/>
    </style:style>
    <style:style style:name="T12" style:family="text">
      <style:text-properties fo:color="#ff0000" loext:opacity="100%" style:font-name="Poppins" fo:font-size="55pt" fo:font-weight="bold" style:font-name-asian="Poppins1" style:font-size-asian="55pt" style:font-weight-asian="bold" style:font-name-complex="Poppins1" style:font-size-complex="55pt"/>
    </style:style>
    <style:style style:name="T13" style:family="text">
      <style:text-properties fo:color="#ffffff" loext:opacity="100%" style:font-name="Poppins" fo:font-size="55pt" fo:font-weight="bold" style:font-name-asian="Poppins1" style:font-size-asian="55pt" style:font-weight-asian="bold" style:font-name-complex="Poppins1" style:font-size-complex="55pt"/>
    </style:style>
    <style:style style:name="T14" style:family="text">
      <style:text-properties fo:color="#db005b" loext:opacity="100%"/>
    </style:style>
    <style:style style:name="T15" style:family="text">
      <style:text-properties fo:color="#db005b" loext:opacity="100%" officeooo:rsid="00330101"/>
    </style:style>
    <style:style style:name="T16" style:family="text">
      <style:text-properties fo:font-size="15pt" style:font-size-asian="15pt" style:font-size-complex="15pt"/>
    </style:style>
    <style:style style:name="T17" style:family="text">
      <style:text-properties style:font-name="Lora2" style:font-name-asian="Lora3" style:font-name-complex="Lora3"/>
    </style:style>
    <style:style style:name="T18" style:family="text">
      <style:text-properties style:font-name="Noto Naskh Arabic Medium" style:font-name-asian="Noto Naskh Arabic Medium1" style:font-name-complex="KFGQPC Uthmanic Script HAFS1"/>
    </style:style>
    <style:style style:name="T19" style:family="text">
      <style:text-properties style:font-name="Noto Naskh Arabic" style:font-name-asian="Noto Naskh Arabic1" style:font-name-complex="Noto Naskh Arabic1"/>
    </style:style>
    <style:style style:name="T20" style:family="text">
      <style:text-properties style:font-name="Noto Naskh Arabic" style:font-name-asian="Noto Naskh Arabic1" style:font-name-complex="KFGQPC Uthmanic Script HAFS1"/>
    </style:style>
    <style:style style:name="T21" style:family="text">
      <style:text-properties style:font-name-complex="KFGQPC Uthmanic Script HAFS1"/>
    </style:style>
    <style:style style:name="T22" style:family="text">
      <style:text-properties officeooo:rsid="005740ab" style:font-name-complex="KFGQPC Uthmanic Script HAFS1"/>
    </style:style>
    <style:style style:name="T23" style:family="text">
      <style:text-properties officeooo:rsid="00264986"/>
    </style:style>
    <style:style style:name="T24" style:family="text">
      <style:text-properties officeooo:rsid="0027f837"/>
    </style:style>
    <style:style style:name="T25" style:family="text">
      <style:text-properties officeooo:rsid="00293f86"/>
    </style:style>
    <style:style style:name="T26" style:family="text">
      <style:text-properties style:font-name="Lora Medium2"/>
    </style:style>
    <style:style style:name="T27" style:family="text">
      <style:text-properties style:font-name="Lora Medium2" officeooo:rsid="00293f86"/>
    </style:style>
    <style:style style:name="T28" style:family="text">
      <style:text-properties style:font-name="Lora Medium2" officeooo:rsid="002a7490"/>
    </style:style>
    <style:style style:name="T29" style:family="text">
      <style:text-properties style:font-name="Lora" officeooo:rsid="002a7490"/>
    </style:style>
    <style:style style:name="T30" style:family="text">
      <style:text-properties officeooo:rsid="002e1d23"/>
    </style:style>
    <style:style style:name="T31" style:family="text">
      <style:text-properties style:text-position="super 58%"/>
    </style:style>
    <style:style style:name="T32" style:family="text">
      <style:text-properties officeooo:rsid="002f6a94"/>
    </style:style>
    <style:style style:name="T33" style:family="text">
      <style:text-properties officeooo:rsid="002ff536"/>
    </style:style>
    <style:style style:name="T34" style:family="text">
      <style:text-properties officeooo:rsid="00324b4f"/>
    </style:style>
    <style:style style:name="T35" style:family="text">
      <style:text-properties officeooo:rsid="00330101"/>
    </style:style>
    <style:style style:name="T36" style:family="text">
      <style:text-properties fo:color="#c9211e" loext:opacity="100%" officeooo:rsid="00330101"/>
    </style:style>
    <style:style style:name="T37" style:family="text">
      <style:text-properties fo:color="#c9211e" loext:opacity="100%" officeooo:rsid="00324b4f"/>
    </style:style>
    <style:style style:name="T38" style:family="text">
      <style:text-properties fo:color="#c9211e" loext:opacity="100%" officeooo:rsid="0042cfb0"/>
    </style:style>
    <style:style style:name="T39" style:family="text">
      <style:text-properties fo:color="#c9211e" loext:opacity="100%" officeooo:rsid="0042f3a5"/>
    </style:style>
    <style:style style:name="T40" style:family="text">
      <style:text-properties fo:color="#861141" loext:opacity="100%"/>
    </style:style>
    <style:style style:name="T41" style:family="text">
      <style:text-properties fo:color="#861141" loext:opacity="100%" officeooo:rsid="00330101"/>
    </style:style>
    <style:style style:name="T42" style:family="text">
      <style:text-properties fo:color="#861141" loext:opacity="100%" officeooo:rsid="003650fa"/>
    </style:style>
    <style:style style:name="T43" style:family="text">
      <style:text-properties fo:color="#861141" loext:opacity="100%" officeooo:rsid="0042f3a5"/>
    </style:style>
    <style:style style:name="T44" style:family="text">
      <style:text-properties officeooo:rsid="00355e7a"/>
    </style:style>
    <style:style style:name="T45" style:family="text">
      <style:text-properties style:use-window-font-color="true" loext:opacity="0%"/>
    </style:style>
    <style:style style:name="T46" style:family="text">
      <style:text-properties style:use-window-font-color="true" loext:opacity="0%" officeooo:rsid="00264986"/>
    </style:style>
    <style:style style:name="T47" style:family="text">
      <style:text-properties style:use-window-font-color="true" loext:opacity="0%" style:font-name="Noto Naskh Arabic" style:font-name-asian="Noto Naskh Arabic1" style:font-name-complex="KFGQPC Uthmanic Script HAFS1"/>
    </style:style>
    <style:style style:name="T48" style:family="text">
      <style:text-properties style:use-window-font-color="true" loext:opacity="0%" officeooo:rsid="00355e7a"/>
    </style:style>
    <style:style style:name="T49" style:family="text">
      <style:text-properties style:use-window-font-color="true" loext:opacity="0%" officeooo:rsid="003650fa"/>
    </style:style>
    <style:style style:name="T50" style:family="text">
      <style:text-properties officeooo:rsid="003650fa"/>
    </style:style>
    <style:style style:name="T51" style:family="text">
      <style:text-properties style:font-name="KFGQPC Uthmanic Script HAFS1" officeooo:rsid="003650fa"/>
    </style:style>
    <style:style style:name="T52" style:family="text">
      <style:text-properties style:font-name="KFGQPC Uthmanic Script HAFS1" officeooo:rsid="00381bb3"/>
    </style:style>
    <style:style style:name="T53" style:family="text">
      <style:text-properties officeooo:rsid="00381bb3"/>
    </style:style>
    <style:style style:name="T54" style:family="text">
      <style:text-properties style:font-name="Lora1" officeooo:rsid="00381bb3"/>
    </style:style>
    <style:style style:name="T55" style:family="text">
      <style:text-properties officeooo:rsid="003828db"/>
    </style:style>
    <style:style style:name="T56" style:family="text">
      <style:text-properties officeooo:rsid="003a79d5"/>
    </style:style>
    <style:style style:name="T57" style:family="text">
      <style:text-properties officeooo:rsid="003c19f8"/>
    </style:style>
    <style:style style:name="T58" style:family="text">
      <style:text-properties style:font-name-complex="KFGQPC Uthmanic Script HAFS"/>
    </style:style>
    <style:style style:name="T59" style:family="text">
      <style:text-properties officeooo:rsid="003c19f8" style:font-name-complex="KFGQPC Uthmanic Script HAFS"/>
    </style:style>
    <style:style style:name="T60" style:family="text">
      <style:text-properties officeooo:rsid="0042cfb0"/>
    </style:style>
    <style:style style:name="T61" style:family="text">
      <style:text-properties officeooo:rsid="0042f3a5"/>
    </style:style>
    <style:style style:name="T62" style:family="text">
      <style:text-properties officeooo:rsid="0043e899"/>
    </style:style>
    <style:style style:name="T63" style:family="text">
      <style:text-properties officeooo:rsid="004552f0"/>
    </style:style>
    <style:style style:name="T64" style:family="text">
      <style:text-properties officeooo:rsid="004d56d8"/>
    </style:style>
    <style:style style:name="T65" style:family="text">
      <style:text-properties officeooo:rsid="004f3505"/>
    </style:style>
    <style:style style:name="T66" style:family="text">
      <style:text-properties officeooo:rsid="00508bee"/>
    </style:style>
    <style:style style:name="T67" style:family="text">
      <style:text-properties officeooo:rsid="0051a668"/>
    </style:style>
    <style:style style:name="T68" style:family="text">
      <style:text-properties officeooo:rsid="00530d01"/>
    </style:style>
    <style:style style:name="T69" style:family="text">
      <style:text-properties fo:color="#650953" loext:opacity="100%"/>
    </style:style>
    <style:style style:name="T70" style:family="text">
      <style:text-properties officeooo:rsid="005740ab"/>
    </style:style>
    <style:style style:name="T71" style:family="text">
      <style:text-properties officeooo:rsid="0058c722"/>
    </style:style>
    <style:style style:name="T72" style:family="text">
      <style:text-properties officeooo:rsid="0059aa62"/>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
      <text:p text:style-name="P3"><text:span text:style-name="T12">Dream</text:span><text:span text:style-name="T7"> </text:span><text:span text:style-name="T13">Nahw</text:span></text:p>
      <text:p text:style-name="P13">Notes</text:p>
      <text:p text:style-name="P7"/>
      <text:p text:style-name="P7"/>
      <text:p text:style-name="P7"/>
      <text:p text:style-name="P7"/>
      <text:p text:style-name="P8"/>
      <text:p text:style-name="P9"/>
      <text:p text:style-name="P9"/>
      <text:p text:style-name="P14">By</text:p>
      <text:p text:style-name="P14">Sakib</text:p>
      <text:p text:style-name="P96">What is this? Why does Even this exits?</text:p>
      <text:p text:style-name="Standard"/>
      <text:p text:style-name="Standard">Cause I wanted a note for me Which will have Questions and Then A brief answer<text:span text:style-name="T16">.</text:span></text:p>
      <text:p text:style-name="P53"/>
      <text:p text:style-name="P54">Sakib</text:p>
      <text:p text:style-name="P55"><text:span text:style-name="T17">Email: </text:span><text:a xlink:type="simple" xlink:href="mailto:Sakibul706@gmail.com" text:style-name="ListLabel_20_19" text:visited-style-name="ListLabel_20_19"><text:span text:style-name="T17">Sakibul706@gmail.com</text:span></text:a></text:p>
      <text:p text:style-name="P11"/>
      <text:p text:style-name="P2"/>
      <text:p text:style-name="P10">TABLE Content</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3"><text:a xlink:type="simple" xlink:href="#__RefHeading___Toc762_667590414" text:style-name="Index_20_Link" text:visited-style-name="Index_20_Link">Day 1-2<text:tab/>1</text:a></text:p>
          <text:p text:style-name="P84"><text:a xlink:type="simple" xlink:href="#__RefHeading___Toc772_667590414" text:style-name="Index_20_Link" text:visited-style-name="Index_20_Link">5 special isms. أَسْماءُ الخَمْسَة<text:tab/>1</text:a></text:p>
          <text:p text:style-name="P83"><text:a xlink:type="simple" xlink:href="#__RefHeading___Toc770_667590414" text:style-name="Index_20_Link" text:visited-style-name="Index_20_Link">Day 3<text:tab/>3</text:a></text:p>
          <text:p text:style-name="P84"><text:a xlink:type="simple" xlink:href="#__RefHeading___Toc784_667590414" text:style-name="Index_20_Link" text:visited-style-name="Index_20_Link">Basic grammar vocabulary<text:tab/>3</text:a></text:p>
          <text:p text:style-name="P83"><text:a xlink:type="simple" xlink:href="#__RefHeading___Toc768_667590414" text:style-name="Index_20_Link" text:visited-style-name="Index_20_Link">Day 4<text:tab/>4</text:a></text:p>
          <text:p text:style-name="P84"><text:a xlink:type="simple" xlink:href="#__RefHeading___Toc782_667590414" text:style-name="Index_20_Link" text:visited-style-name="Index_20_Link">Reasons for a word to be majroor?<text:tab/>4</text:a></text:p>
          <text:p text:style-name="P83"><text:a xlink:type="simple" xlink:href="#__RefHeading___Toc797_1932017071" text:style-name="Index_20_Link" text:visited-style-name="Index_20_Link">Day 5, 6<text:tab/>5</text:a></text:p>
          <text:p text:style-name="P84"><text:a xlink:type="simple" xlink:href="#__RefHeading___Toc799_1932017071" text:style-name="Index_20_Link" text:visited-style-name="Index_20_Link">1. Flexibility and their Arabic word?<text:tab/>5</text:a></text:p>
          <text:p text:style-name="P84"><text:a xlink:type="simple" xlink:href="#__RefHeading___Toc766_667590414%20Copy%201" text:style-name="Index_20_Link" text:visited-style-name="Index_20_Link">2. Non-flexible details<text:tab/>5</text:a></text:p>
          <text:p text:style-name="P84"><text:a xlink:type="simple" xlink:href="#__RefHeading___Toc766_667590414%20Copy%202" text:style-name="Index_20_Link" text:visited-style-name="Index_20_Link">3. Partly-flexible details<text:tab/>5</text:a></text:p>
          <text:p text:style-name="P83"><text:a xlink:type="simple" xlink:href="#__RefHeading___Toc840_1932017071" text:style-name="Index_20_Link" text:visited-style-name="Index_20_Link">Day 7<text:tab/>7</text:a></text:p>
          <text:p text:style-name="P84"><text:a xlink:type="simple" xlink:href="#__RefHeading___Toc842_1932017071" text:style-name="Index_20_Link" text:visited-style-name="Index_20_Link">Fragments<text:tab/>7</text:a></text:p>
          <text:p text:style-name="P84"><text:a xlink:type="simple" xlink:href="#__RefHeading___Toc970_1073827632" text:style-name="Index_20_Link" text:visited-style-name="Index_20_Link">Oaths in the Quran<text:tab/>7</text:a></text:p>
          <text:p text:style-name="P83"><text:a xlink:type="simple" xlink:href="#__RefHeading___Toc764_667590414" text:style-name="Index_20_Link" text:visited-style-name="Index_20_Link">Surah Jumm’ah [1-3]<text:tab/>8</text:a></text:p>
          <text:p text:style-name="P84"><text:a xlink:type="simple" xlink:href="#__RefHeading___Toc778_667590414" text:style-name="Index_20_Link" text:visited-style-name="Index_20_Link">Aya 1<text:tab/>8</text:a></text:p>
          <text:p text:style-name="P84"><text:a xlink:type="simple" xlink:href="#__RefHeading___Toc776_667590414" text:style-name="Index_20_Link" text:visited-style-name="Index_20_Link">Aya 2<text:tab/>9</text:a></text:p>
          <text:p text:style-name="P84"><text:a xlink:type="simple" xlink:href="#__RefHeading___Toc774_667590414" text:style-name="Index_20_Link" text:visited-style-name="Index_20_Link">Aya 3<text:tab/>10</text:a></text:p>
          <text:p text:style-name="P83"><text:a xlink:type="simple" xlink:href="#__RefHeading___Toc801_1932017071" text:style-name="Index_20_Link" text:visited-style-name="Index_20_Link">Day 22<text:tab/>11</text:a></text:p>
          <text:p text:style-name="P84"><text:a xlink:type="simple" xlink:href="#__RefHeading___Toc803_1932017071" text:style-name="Index_20_Link" text:visited-style-name="Index_20_Link">Sentence structure. (جُمْل)<text:tab/>11</text:a></text:p>
          <text:p text:style-name="P83"><text:a xlink:type="simple" xlink:href="#__RefHeading___Toc1081_2873520091" text:style-name="Index_20_Link" text:visited-style-name="Index_20_Link">Question Hours: Important Ones.<text:tab/>13</text:a></text:p>
          <text:p text:style-name="P84"><text:a xlink:type="simple" xlink:href="#__RefHeading___Toc1083_2873520091" text:style-name="Index_20_Link" text:visited-style-name="Index_20_Link">Day 22: سُبْحَانَ اللَّهِ وَبِحَمْدِهِ<text:tab/>13</text:a></text:p>
          <text:p text:style-name="P84"><text:a xlink:type="simple" xlink:href="#__RefHeading___Toc1100_2873520091" text:style-name="Index_20_Link" text:visited-style-name="Index_20_Link">Day 23: جَيرٌ and شَرٌّ are comparative why?<text:tab/>13</text:a></text:p>
        </text:index-body>
      </text:table-of-content>
      <text:h text:style-name="P85" text:outline-level="1"><text:bookmark-start text:name="__RefHeading___Toc762_667590414"/><text:bookmark text:name="_68wds8k2yuuu"/>Day 1-2<text:bookmark-end text:name="__RefHeading___Toc762_667590414"/></text:h>
      <text:h text:style-name="P89" text:outline-level="2"><text:bookmark-start text:name="__RefHeading___Toc772_667590414"/>5 special isms. <text:span text:style-name="T18">أَسْماءُ الخَمْسَة</text:span><text:bookmark-end text:name="__RefHeading___Toc772_667590414"/></text:h>
      <text:p text:style-name="Standard">The special thing about them is their pair, plural <text:s/>and lite versions.</text:p>
      <table:table table:name="Table1" table:style-name="Table1">
        <table:table-column table:style-name="Table1.A"/>
        <table:table-column table:style-name="Table1.B" table:number-columns-repeated="4"/>
        <table:table-row table:style-name="Table1.1">
          <table:table-cell table:style-name="Table1.A1" office:value-type="string">
            <text:p text:style-name="P21">ذُو</text:p>
          </table:table-cell>
          <table:table-cell table:style-name="Table1.A1" office:value-type="string">
            <text:p text:style-name="P21">فَمٌ</text:p>
          </table:table-cell>
          <table:table-cell table:style-name="Table1.A1" office:value-type="string">
            <text:p text:style-name="P21">حَمٌ</text:p>
          </table:table-cell>
          <table:table-cell table:style-name="Table1.A1" office:value-type="string">
            <text:p text:style-name="P21">أَخٌ</text:p>
          </table:table-cell>
          <table:table-cell table:style-name="Table1.A1" office:value-type="string">
            <text:p text:style-name="P21">أَبٌ</text:p>
          </table:table-cell>
        </table:table-row>
        <table:table-row table:style-name="Table1.1">
          <table:table-cell table:style-name="Table1.A1" office:value-type="string">
            <text:p text:style-name="P3">Possessor of</text:p>
          </table:table-cell>
          <table:table-cell table:style-name="Table1.A1" office:value-type="string">
            <text:p text:style-name="P3">Mouth</text:p>
          </table:table-cell>
          <table:table-cell table:style-name="Table1.A1" office:value-type="string">
            <text:p text:style-name="P3">Father in law</text:p>
          </table:table-cell>
          <table:table-cell table:style-name="Table1.A1" office:value-type="string">
            <text:p text:style-name="P3">Brother</text:p>
          </table:table-cell>
          <table:table-cell table:style-name="Table1.A1" office:value-type="string">
            <text:p text:style-name="P3">Father</text:p>
          </table:table-cell>
        </table:table-row>
      </table:table>
      <text:p text:style-name="Standard"/>
      <text:p text:style-name="P39"><text:span text:style-name="T48">Chart for أَبٌ <text:s/>and أَخٌ </text:span><text:span text:style-name="T49">. </text:span><text:span text:style-name="T44">Note <text:s/></text:span><text:span text:style-name="T49">t</text:span><text:span text:style-name="T45">he plurals are not same </text:span><text:span text:style-name="T46">for</text:span><text:span text:style-name="T45"> </text:span><text:span text:style-name="T47">أَخٌ</text:span></text:p>
      <table:table table:name="Table2" table:style-name="Table2">
        <table:table-column table:style-name="Table2.A" table:number-columns-repeated="2"/>
        <table:table-column table:style-name="Table2.C" table:number-columns-repeated="2"/>
        <table:table-column table:style-name="Table2.E"/>
        <table:table-row table:style-name="Table2.1">
          <table:table-cell table:style-name="Table2.A1" office:value-type="string">
            <text:p text:style-name="P30">Plural for</text:p>
            <text:p text:style-name="P38">أَخٌ</text:p>
          </table:table-cell>
          <table:table-cell table:style-name="Table2.B1" office:value-type="string">
            <text:p text:style-name="P29">Plural (broken)</text:p>
          </table:table-cell>
          <table:table-cell table:style-name="Table2.B1" office:value-type="string">
            <text:p text:style-name="P29">Pair (extra <text:span text:style-name="T21">و</text:span>)</text:p>
          </table:table-cell>
          <table:table-cell table:style-name="Table2.B1" office:value-type="string">
            <text:p text:style-name="P29">Lite (extra <text:span text:style-name="T21">و</text:span>)</text:p>
          </table:table-cell>
          <table:table-cell table:style-name="Table2.B1" office:value-type="string">
            <text:p text:style-name="P29">Normal</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انِ</text:p>
          </table:table-cell>
          <table:table-cell table:style-name="Table2.B1" office:value-type="string">
            <text:p text:style-name="P17">أَبُو</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7">أَبَوَينِ</text:p>
          </table:table-cell>
          <table:table-cell table:style-name="Table2.B1" office:value-type="string">
            <text:p text:style-name="P17">أَبَا</text:p>
          </table:table-cell>
          <table:table-cell table:style-name="Table2.B1" office:value-type="string">
            <text:p text:style-name="P17">أَبً</text:p>
          </table:table-cell>
        </table:table-row>
        <table:table-row table:style-name="Table2.1">
          <table:table-cell table:style-name="Table2.A1" office:value-type="string">
            <text:p text:style-name="P20">إِخْوةٍ</text:p>
          </table:table-cell>
          <table:table-cell table:style-name="Table2.B1" office:value-type="string">
            <text:p text:style-name="P17">آباءٍ</text:p>
          </table:table-cell>
          <table:table-cell table:style-name="Table2.B1" office:value-type="string">
            <text:p text:style-name="P18">أَبَوَينِ</text:p>
          </table:table-cell>
          <table:table-cell table:style-name="Table2.B1" office:value-type="string">
            <text:p text:style-name="P17">أَبِى</text:p>
          </table:table-cell>
          <table:table-cell table:style-name="Table2.B1" office:value-type="string">
            <text:p text:style-name="P17">أَبٍ</text:p>
          </table:table-cell>
        </table:table-row>
      </table:table>
      <text:p text:style-name="P56"/>
      <text:p text:style-name="P57">Chart for <text:span text:style-name="T23">ذُو</text:span></text:p>
      <table:table table:name="Table3" table:style-name="Table3">
        <table:table-column table:style-name="Table3.A" table:number-columns-repeated="3"/>
        <table:table-column table:style-name="Table3.D"/>
        <table:table-row table:style-name="Table3.1">
          <table:table-cell table:style-name="Table3.A1" table:number-columns-spanned="2" office:value-type="string">
            <text:p text:style-name="P26">Plural</text:p>
          </table:table-cell>
          <table:covered-table-cell/>
          <table:table-cell table:style-name="Table3.A1" office:value-type="string">
            <text:p text:style-name="P26">Pair</text:p>
          </table:table-cell>
          <table:table-cell table:style-name="Table3.A1" office:value-type="string">
            <text:p text:style-name="P26">Singular</text:p>
          </table:table-cell>
        </table:table-row>
        <table:table-row table:style-name="Table3.2">
          <table:table-cell table:style-name="Table3.A1" office:value-type="string">
            <text:p text:style-name="P17">أُولُوْ</text:p>
          </table:table-cell>
          <table:table-cell table:style-name="Table3.A1" office:value-type="string">
            <text:p text:style-name="P18">ذَوُو</text:p>
          </table:table-cell>
          <table:table-cell table:style-name="Table3.A1" office:value-type="string">
            <text:p text:style-name="P17">ذَوَا</text:p>
          </table:table-cell>
          <table:table-cell table:style-name="Table3.A1" office:value-type="string">
            <text:p text:style-name="P17">ذُو</text:p>
          </table:table-cell>
        </table:table-row>
        <table:table-row table:style-name="Table3.3">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ا</text:p>
          </table:table-cell>
        </table:table-row>
        <table:table-row table:style-name="Table3.4">
          <table:table-cell table:style-name="Table3.A1" office:value-type="string">
            <text:p text:style-name="P18">أُولِي</text:p>
          </table:table-cell>
          <table:table-cell table:style-name="Table3.A1" office:value-type="string">
            <text:p text:style-name="P18">ذَوِي</text:p>
          </table:table-cell>
          <table:table-cell table:style-name="Table3.A1" office:value-type="string">
            <text:p text:style-name="P18">ذَوَي</text:p>
          </table:table-cell>
          <table:table-cell table:style-name="Table3.A1" office:value-type="string">
            <text:p text:style-name="P18">ذِي</text:p>
          </table:table-cell>
        </table:table-row>
      </table:table>
      <text:p text:style-name="Standard"/>
      <text:p text:style-name="Standard"><text:span text:style-name="T40">Note: </text:span>Pronounce “oluu” not “ooluu”</text:p>
      <text:p text:style-name="P33"/>
      <text:p text:style-name="P36"><text:soft-page-break/>Feminine version of ذُو</text:p>
      <table:table table:name="Table11" table:style-name="Table11">
        <table:table-column table:style-name="Table11.A" table:number-columns-repeated="3"/>
        <table:table-row>
          <table:table-cell table:style-name="Table11.A1" office:value-type="string">
            <text:p text:style-name="P41">Plural</text:p>
          </table:table-cell>
          <table:table-cell table:style-name="Table11.A1" office:value-type="string">
            <text:p text:style-name="P41">Pair</text:p>
          </table:table-cell>
          <table:table-cell table:style-name="Table11.C1" office:value-type="string">
            <text:p text:style-name="P41">Singular</text:p>
          </table:table-cell>
        </table:table-row>
        <table:table-row>
          <table:table-cell table:style-name="Table11.A2" office:value-type="string">
            <text:p text:style-name="P37">ذَوَآتُ</text:p>
          </table:table-cell>
          <table:table-cell table:style-name="Table11.A2" office:value-type="string">
            <text:p text:style-name="P37">ذَوَاتَا</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row>
          <table:table-cell table:style-name="Table11.A2" office:value-type="string">
            <text:p text:style-name="P37">ذَوَآتِ</text:p>
          </table:table-cell>
          <table:table-cell table:style-name="Table11.A2" office:value-type="string">
            <text:p text:style-name="P37">ذَوَاتَي</text:p>
          </table:table-cell>
          <table:table-cell table:style-name="Table11.C2" office:value-type="string">
            <text:p text:style-name="P37">ذَاتِ</text:p>
          </table:table-cell>
        </table:table-row>
      </table:table>
      <text:p text:style-name="P33"/>
      <text:p text:style-name="P58"><text:span text:style-name="T40">Note: </text:span>The remaining 2 are not in the <text:span text:style-name="T23">Q</text:span>uran.</text:p>
      <text:h text:style-name="P86" text:outline-level="1" text:is-list-header="true"><text:bookmark-start text:name="__RefHeading___Toc770_667590414"/><text:bookmark text:name="_qy0zh5kskxr4"/>Day 3<text:bookmark-end text:name="__RefHeading___Toc770_667590414"/></text:h>
      <text:h text:style-name="Heading_20_2" text:outline-level="2"><text:bookmark-start text:name="__RefHeading___Toc784_667590414"/>Basic grammar vocabulary<text:bookmark-end text:name="__RefHeading___Toc784_667590414"/></text:h>
      <text:p text:style-name="Standard"/>
      <table:table table:name="Table4" table:style-name="Table4">
        <table:table-column table:style-name="Table4.A"/>
        <table:table-column table:style-name="Table4.B"/>
        <table:table-row table:style-name="Table4.1">
          <table:table-cell table:style-name="Table4.A1" office:value-type="string">
            <text:p text:style-name="P26">Status</text:p>
          </table:table-cell>
          <table:table-cell table:style-name="Table4.A1" office:value-type="string">
            <text:p text:style-name="P17">إِعْرَاب</text:p>
          </table:table-cell>
        </table:table-row>
        <table:table-row table:style-name="Table4.1">
          <table:table-cell table:style-name="Table4.A1" office:value-type="string">
            <text:p text:style-name="P26">Number</text:p>
          </table:table-cell>
          <table:table-cell table:style-name="Table4.A1" office:value-type="string">
            <text:p text:style-name="P17">عَدَد</text:p>
          </table:table-cell>
        </table:table-row>
        <table:table-row table:style-name="Table4.1">
          <table:table-cell table:style-name="Table4.A1" office:value-type="string">
            <text:p text:style-name="P26">Gender</text:p>
          </table:table-cell>
          <table:table-cell table:style-name="Table4.A1" office:value-type="string">
            <text:p text:style-name="P17">جِنْس</text:p>
          </table:table-cell>
        </table:table-row>
        <table:table-row table:style-name="Table4.1">
          <table:table-cell table:style-name="Table4.A1" office:value-type="string">
            <text:p text:style-name="P26">Type</text:p>
          </table:table-cell>
          <table:table-cell table:style-name="Table4.A1" office:value-type="string">
            <text:p text:style-name="P17">قِسِم</text:p>
          </table:table-cell>
        </table:table-row>
      </table:table>
      <text:p text:style-name="Standard"/>
      <table:table table:name="Table5" table:style-name="Table5">
        <table:table-column table:style-name="Table5.A"/>
        <table:table-column table:style-name="Table5.B"/>
        <table:table-row table:style-name="Table5.1">
          <table:table-cell table:style-name="Table5.A1" office:value-type="string">
            <text:p text:style-name="P27">Action</text:p>
          </table:table-cell>
          <table:table-cell table:style-name="Table5.A1" office:value-type="string">
            <text:p text:style-name="P18">فِعْل</text:p>
          </table:table-cell>
        </table:table-row>
        <table:table-row table:style-name="Table5.1">
          <table:table-cell table:style-name="Table5.A1" office:value-type="string">
            <text:p text:style-name="P27">Dower</text:p>
          </table:table-cell>
          <table:table-cell table:style-name="Table5.A1" office:value-type="string">
            <text:p text:style-name="P18">فاعِل</text:p>
          </table:table-cell>
        </table:table-row>
        <table:table-row table:style-name="Table5.1">
          <table:table-cell table:style-name="Table5.A1" office:value-type="string">
            <text:p text:style-name="P27">Details</text:p>
          </table:table-cell>
          <table:table-cell table:style-name="Table5.A1" office:value-type="string">
            <text:p text:style-name="P18">مَفْعُول</text:p>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19">صِفَه</text:p>
          </table:table-cell>
          <table:table-cell table:style-name="Table6.A1" office:value-type="string">
            <text:p text:style-name="P28">Adjective</text:p>
          </table:table-cell>
        </table:table-row>
      </table:table>
      <text:p text:style-name="Standard"/>
      <table:table table:name="Table10" table:style-name="Table10">
        <table:table-column table:style-name="Table10.A"/>
        <table:table-column table:style-name="Table10.B"/>
        <table:table-row>
          <table:table-cell table:style-name="Table10.A1" office:value-type="string">
            <text:p text:style-name="P31">Common</text:p>
          </table:table-cell>
          <table:table-cell table:style-name="Table10.B1" office:value-type="string">
            <text:p text:style-name="P31">مَعْرِفة</text:p>
          </table:table-cell>
        </table:table-row>
        <table:table-row>
          <table:table-cell table:style-name="Table10.A2" office:value-type="string">
            <text:p text:style-name="P31">Proper</text:p>
          </table:table-cell>
          <table:table-cell table:style-name="Table10.B2" office:value-type="string">
            <text:p text:style-name="P31">نَكِرَة</text:p>
          </table:table-cell>
        </table:table-row>
        <table:table-row>
          <table:table-cell table:style-name="Table10.A2" office:value-type="string">
            <text:p text:style-name="P32"><text:span text:style-name="T72">___</text:span> <text:s text:c="16"/></text:p>
          </table:table-cell>
          <table:table-cell table:style-name="Table10.B2" office:value-type="string">
            <text:p text:style-name="P32">حَال</text:p>
          </table:table-cell>
        </table:table-row>
      </table:table>
      <text:h text:style-name="Heading_20_1" text:outline-level="1" text:is-list-header="true"><text:bookmark-start text:name="__RefHeading___Toc768_667590414"/><text:bookmark text:name="_t31knplt770j"/><text:soft-page-break/>Day 4<text:bookmark-end text:name="__RefHeading___Toc768_667590414"/></text:h>
      <text:h text:style-name="Heading_20_2" text:outline-level="2"><text:bookmark-start text:name="__RefHeading___Toc782_667590414"/>Reasons for a word to be majroor?<text:bookmark-end text:name="__RefHeading___Toc782_667590414"/></text:h>
      <text:list text:style-name="WWNum2">
        <text:list-item>
          <text:p text:style-name="P97">After harf of jarr.</text:p>
        </text:list-item>
        <text:list-item>
          <text:p text:style-name="P97">Mudaaf ilai.</text:p>
        </text:list-item>
        <text:list-item>
          <text:p text:style-name="P98">Follower(<text:span text:style-name="T20">تَابِع</text:span>) of another word with <text:span text:style-name="T20">و </text:span>.</text:p>
        </text:list-item>
      </text:list>
      <text:p text:style-name="P34"/>
      <text:p text:style-name="P35"/>
      <text:h text:style-name="P87" text:outline-level="1"><text:bookmark-start text:name="__RefHeading___Toc797_1932017071"/>Day 5, <text:span text:style-name="T55">6</text:span><text:bookmark-end text:name="__RefHeading___Toc797_1932017071"/></text:h>
      <text:h text:style-name="Heading_20_2" text:outline-level="2"><text:bookmark-start text:name="__RefHeading___Toc799_1932017071"/>1. Flexibility and their Arabic word?<text:bookmark-end text:name="__RefHeading___Toc799_1932017071"/></text:h>
      <text:list text:style-name="L5">
        <text:list-item>
          <text:p text:style-name="P99">Fully-flexible. ( مُنْصَرِف | مُعْرِب )</text:p>
        </text:list-item>
        <text:list-item>
          <text:p text:style-name="P99">Partly-flexible. ( مَمْنُوعٌ مِن الصَّرَفِ )</text:p>
        </text:list-item>
        <text:list-item>
          <text:p text:style-name="P99">Non-flexible. ( مَبْنِ<text:span text:style-name="T24">يّ</text:span> )</text:p>
        </text:list-item>
      </text:list>
      <text:h text:style-name="P90" text:outline-level="2" text:is-list-header="true"><text:bookmark-start text:name="__RefHeading___Toc766_667590414 Copy 1"/>2. <text:span text:style-name="T24">Non</text:span>-flexible details<text:bookmark-end text:name="__RefHeading___Toc766_667590414 Copy 1"/></text:h>
      <text:p text:style-name="P42">الأسماء الموصولة, أسماء الإشارة and words ending with Alif <text:span text:style-name="T25">maksura</text:span> are non-flexible.</text:p>
      <text:h text:style-name="P90" text:outline-level="2"><text:bookmark-start text:name="__RefHeading___Toc766_667590414 Copy 2"/><text:span text:style-name="T24">3</text:span>. Partly-flexible details<text:bookmark-end text:name="__RefHeading___Toc766_667590414 Copy 2"/></text:h>
      <text:p text:style-name="P40">( مَمْنُوعٌ مِن الصَّرَفِ ) <text:span text:style-name="T25">means restricted from showing all status.</text:span></text:p>
      <text:p text:style-name="P40"/>
      <text:p text:style-name="P42"><text:span text:style-name="T27">a. </text:span><text:span text:style-name="T26">Non-Arab names:</text:span></text:p>
      <table:table table:name="Table12" table:style-name="Table12">
        <table:table-column table:style-name="Table12.A" table:number-columns-repeated="3"/>
        <table:table-row>
          <table:table-cell table:style-name="Table12.A1" office:value-type="string">
            <text:p text:style-name="P47">يُوسُفَ</text:p>
          </table:table-cell>
          <table:table-cell table:style-name="Table12.A1" office:value-type="string">
            <text:p text:style-name="P47">يُوسُفَ</text:p>
          </table:table-cell>
          <table:table-cell table:style-name="Table12.C1" office:value-type="string">
            <text:p text:style-name="P46">يُوسُفُ</text:p>
          </table:table-cell>
        </table:table-row>
      </table:table>
      <text:p text:style-name="P44"/>
      <text:p text:style-name="P42"><text:span text:style-name="T27">b. F</text:span><text:span text:style-name="T26">eminine or masculine names which have no opposite gender </text:span><text:span text:style-name="T27">counter parts:</text:span></text:p>
      <table:table table:name="Table13" table:style-name="Table13">
        <table:table-column table:style-name="Table13.A" table:number-columns-repeated="3"/>
        <table:table-row>
          <table:table-cell table:style-name="Table13.A1" office:value-type="string">
            <text:p text:style-name="P47">عَائِشَةَ</text:p>
          </table:table-cell>
          <table:table-cell table:style-name="Table13.A1" office:value-type="string">
            <text:p text:style-name="P47">عَائِشَةَ</text:p>
          </table:table-cell>
          <table:table-cell table:style-name="Table13.C1" office:value-type="string">
            <text:p text:style-name="P46">عَائِشةُ</text:p>
          </table:table-cell>
        </table:table-row>
      </table:table>
      <text:p text:style-name="P45"/>
      <text:p text:style-name="P48">c. Names of places:</text:p>
      <text:p text:style-name="Standard">b<text:span text:style-name="T28">ut سُكُن </text:span><text:span text:style-name="T29">in the middle rule applies</text:span></text:p>
      <table:table table:name="Table14" table:style-name="Table14">
        <table:table-column table:style-name="Table14.A" table:number-columns-repeated="3"/>
        <table:table-row>
          <table:table-cell table:style-name="Table14.A1" office:value-type="string">
            <text:p text:style-name="P47">مَكَّةَ</text:p>
          </table:table-cell>
          <table:table-cell table:style-name="Table14.A1" office:value-type="string">
            <text:p text:style-name="P47">مَكَّةَ</text:p>
          </table:table-cell>
          <table:table-cell table:style-name="Table14.C1" office:value-type="string">
            <text:p text:style-name="P46">مَكَّةُ</text:p>
          </table:table-cell>
        </table:table-row>
      </table:table>
      <text:p text:style-name="Standard"><text:span text:style-name="T40">Note: </text:span>If there are only 3 letters and سُكُن in the middle then it would be fully flexible. <text:span text:style-name="T53">Like </text:span><text:span text:style-name="T52">“لُوْطٌ”. <text:s/></text:span><text:span text:style-name="T54">But</text:span><text:span text:style-name="T52"> مِصْرَ </text:span><text:span text:style-name="T54">is not because there is already a word مِصْرٌ </text:span><text:soft-page-break/><text:span text:style-name="T54">country side .</text:span></text:p>
      <text:p text:style-name="Standard"/>
      <text:p text:style-name="P43"><text:span text:style-name="T50">d. </text:span><text:span text:style-name="T25"><text:s/>C</text:span>omparatives, colors <text:span text:style-name="T53">and disabilities </text:span><text:span text:style-name="T50">are partly flexible.</text:span></text:p>
      <text:p text:style-name="P43"><text:tab/><text:span text:style-name="T42">Exception</text:span><text:span text:style-name="T50"> they becomes fully-flexible when:</text:span></text:p>
      <text:p text:style-name="P43"><text:span text:style-name="T50"><text:tab/><text:tab/>1. </text:span><text:span text:style-name="T51">"</text:span><text:span text:style-name="T50">ال" is added.</text:span></text:p>
      <text:p text:style-name="P58"><text:tab/><text:tab/>2. Made into a مُضَاف</text:p>
      <text:p text:style-name="P58"><text:tab/><text:tab/><text:span text:style-name="T40">Note:</text:span> In these cases comparative becomes superlative.</text:p>
      <text:p text:style-name="P59"/>
      <table:table table:name="Table16" table:style-name="Table16">
        <table:table-column table:style-name="Table16.A" table:number-columns-repeated="3"/>
        <table:table-row>
          <table:table-cell table:style-name="Table16.A1" office:value-type="string">
            <text:p text:style-name="P60">أَكْبَرَ</text:p>
          </table:table-cell>
          <table:table-cell table:style-name="Table16.A1" office:value-type="string">
            <text:p text:style-name="P60">أَكْبَرَ</text:p>
          </table:table-cell>
          <table:table-cell table:style-name="Table16.C1" office:value-type="string">
            <text:p text:style-name="P60">أَكْبَرُ</text:p>
          </table:table-cell>
        </table:table-row>
      </table:table>
      <text:p text:style-name="P59">أَكْبَر meanings greater.</text:p>
      <text:p text:style-name="P59"/>
      <table:table table:name="Table17" table:style-name="Table17">
        <table:table-column table:style-name="Table17.A" table:number-columns-repeated="3"/>
        <table:table-row>
          <table:table-cell table:style-name="Table17.A1" office:value-type="string">
            <text:p text:style-name="P60">أَسْوَدَ</text:p>
          </table:table-cell>
          <table:table-cell table:style-name="Table17.A1" office:value-type="string">
            <text:p text:style-name="P60">أَسْوَدَ</text:p>
          </table:table-cell>
          <table:table-cell table:style-name="Table17.C1" office:value-type="string">
            <text:p text:style-name="P60">أَسْوَدُ</text:p>
          </table:table-cell>
        </table:table-row>
      </table:table>
      <text:p text:style-name="P61">أَسْوَد meanings black.</text:p>
      <text:p text:style-name="P61"/>
      <text:h text:style-name="P87" text:outline-level="1"><text:bookmark-start text:name="__RefHeading___Toc840_1932017071"/>Day 7<text:bookmark-end text:name="__RefHeading___Toc840_1932017071"/></text:h>
      <text:h text:style-name="P91" text:outline-level="2" text:is-list-header="true"><text:bookmark-start text:name="__RefHeading___Toc842_1932017071"/>Fragments<text:bookmark-end text:name="__RefHeading___Toc842_1932017071"/></text:h>
      <text:list text:style-name="L6">
        <text:list-item>
          <text:p text:style-name="P100"><text:span text:style-name="T56">ال</text:span>جَار<text:span text:style-name="T56">ُ</text:span> وَ<text:span text:style-name="T56">ال</text:span>مَجْرُور<text:span text:style-name="T56">ُ</text:span></text:p>
        </text:list-item>
        <text:list-item>
          <text:p text:style-name="P100">ح<text:span text:style-name="T56">َرفُ </text:span><text:span text:style-name="T57">ال</text:span><text:span text:style-name="T56">نَص</text:span><text:span text:style-name="T57">ْ</text:span><text:span text:style-name="T56">بِ وَاِسْمُهَا</text:span></text:p>
        </text:list-item>
        <text:list-item>
          <text:p text:style-name="P101">الإِضَافَةُ</text:p>
        </text:list-item>
      </text:list>
      <text:p text:style-name="P65"/>
      <text:h text:style-name="Heading_20_2" text:outline-level="2"><text:bookmark-start text:name="__RefHeading___Toc970_1073827632"/><text:span text:style-name="T59">O</text:span><text:span text:style-name="T58">aths in the Quran</text:span><text:bookmark-end text:name="__RefHeading___Toc970_1073827632"/></text:h>
      <text:p text:style-name="P62">There are 4 types of oaths in the Quran</text:p>
      <table:table table:name="Table18" table:style-name="Table18">
        <table:table-column table:style-name="Table18.A"/>
        <table:table-column table:style-name="Table18.B"/>
        <table:table-row>
          <table:table-cell table:style-name="Table18.A1" office:value-type="string">
            <text:p text:style-name="P63">و</text:p>
          </table:table-cell>
          <table:table-cell table:style-name="Table18.B1" office:value-type="string">
            <text:p text:style-name="P64">Normal oath.</text:p>
          </table:table-cell>
        </table:table-row>
        <table:table-row>
          <table:table-cell table:style-name="Table18.A2" office:value-type="string">
            <text:p text:style-name="P63">ت</text:p>
            <text:p text:style-name="P63">ب</text:p>
          </table:table-cell>
          <table:table-cell table:style-name="Table18.B2" office:value-type="string">
            <text:p text:style-name="P64">Very serious. In extreme cases or anger situation. Rarely happens in the Quran. </text:p>
          </table:table-cell>
        </table:table-row>
        <table:table-row>
          <table:table-cell table:style-name="Table18.A2" office:value-type="string">
            <text:p text:style-name="P63">ل</text:p>
          </table:table-cell>
          <table:table-cell table:style-name="Table18.B2" office:value-type="string">
            <text:p text:style-name="P64">This is the ل of emphasis not the harf.</text:p>
          </table:table-cell>
        </table:table-row>
      </table:table>
      <text:p text:style-name="P62"/>
      <text:p text:style-name="P62"/>
      <text:h text:style-name="P88" text:outline-level="1"><text:bookmark-start text:name="__RefHeading___Toc764_667590414"/>Surah Jumm’ah [1-3]<text:bookmark-end text:name="__RefHeading___Toc764_667590414"/></text:h>
      <text:h text:style-name="Heading_20_2" text:outline-level="2"><text:bookmark-start text:name="__RefHeading___Toc778_667590414"/><text:bookmark text:name="_x8q2d5o0kk3d"/>Aya 1<text:bookmark-end text:name="__RefHeading___Toc778_667590414"/></text:h>
      <text:p text:style-name="P24"><text:span text:style-name="T21">يُسَبِّحُ لِلَّهِ مَا فِى ٱلسَّمَـٰوَٰتِ وَمَا فِى ٱلْأَرْضِ ٱلْمَلِكِ ٱلْقُدُّوسِ ٱلْعَزِيزِ ٱلْحَكِيمِ</text:span> </text:p>
      <text:p text:style-name="Standard"/>
      <table:table table:name="Table7" table:style-name="Table7">
        <table:table-column table:style-name="Table7.A"/>
        <table:table-column table:style-name="Table7.B"/>
        <table:table-row table:style-name="Table7.1">
          <table:table-cell table:style-name="Table7.A1" office:value-type="string">
            <text:p text:style-name="P16">Word</text:p>
          </table:table-cell>
          <table:table-cell table:style-name="Table7.A1" office:value-type="string">
            <text:p text:style-name="P4">Meanings</text:p>
          </table:table-cell>
        </table:table-row>
        <table:table-row table:style-name="Table7.2">
          <table:table-cell table:style-name="Table7.A1" office:value-type="string">
            <text:p text:style-name="P23">يُسَبِّحُ</text:p>
          </table:table-cell>
          <table:table-cell table:style-name="Table7.A1" office:value-type="string">
            <text:p text:style-name="P5">He/<text:span text:style-name="T34">__</text:span> declares perfection.</text:p>
            <text:p text:style-name="P6"/>
            <text:p text:style-name="P5"><text:span text:style-name="T37">Deeper meaning:</text:span><text:span text:style-name="T34"> </text:span>As if it’s floating in the water. To remove any doubtful or unfitting thought <text:span text:style-name="T34">about</text:span> Allah.</text:p>
          </table:table-cell>
        </table:table-row>
        <table:table-row table:style-name="Table7.3">
          <table:table-cell table:style-name="Table7.A1" office:value-type="string">
            <text:p text:style-name="P23">لِلَّهِ</text:p>
          </table:table-cell>
          <table:table-cell table:style-name="Table7.A1" office:value-type="string">
            <text:p text:style-name="P50">Allahs</text:p>
            <text:p text:style-name="P51"/>
            <text:p text:style-name="P6"><text:span text:style-name="T41">Nahw:</text:span><text:span text:style-name="T35"> </text:span>Some fa’l <text:span text:style-name="T34">are</text:span> <text:span text:style-name="T34">married</text:span> with some harf. Depending upon the harf the meaning may change.</text:p>
          </table:table-cell>
        </table:table-row>
        <table:table-row table:style-name="Table7.4">
          <table:table-cell table:style-name="Table7.A1" office:value-type="string">
            <text:p text:style-name="P23">مَا فِى ٱلسَّمَـٰوَٰتِ</text:p>
            <text:p text:style-name="P23">وَمَا فِى ٱلْأَرْضِ</text:p>
          </table:table-cell>
          <table:table-cell table:style-name="Table7.A1" office:value-type="string">
            <text:p text:style-name="P50">Whatever is in the skies and Whatever is in the earth.</text:p>
            <text:p text:style-name="P52"/>
            <text:p text:style-name="P6"><text:span text:style-name="T41">Nahw:</text:span><text:span text:style-name="T36"> </text:span>Outside dower for the fa’l. As both parts have ism mawsool and harf jarr. It has more emphasis. And that’s why later on the surah some worldly things will be talked about.</text:p>
          </table:table-cell>
        </table:table-row>
        <table:table-row table:style-name="Table7.5">
          <table:table-cell table:style-name="Table7.A1" office:value-type="string">
            <text:p text:style-name="P23">ٱلْمَلِكِ</text:p>
          </table:table-cell>
          <table:table-cell table:style-name="Table7.A1" office:value-type="string">
            <text:p text:style-name="P5">The King. (All four names are sifah of the word Allah)</text:p>
          </table:table-cell>
        </table:table-row>
        <table:table-row table:style-name="Table7.6">
          <table:table-cell table:style-name="Table7.A1" office:value-type="string">
            <text:p text:style-name="P23">ٱلْقُدُّوسِ</text:p>
          </table:table-cell>
          <table:table-cell table:style-name="Table7.A1" office:value-type="string">
            <text:p text:style-name="P5">The Pure.</text:p>
          </table:table-cell>
        </table:table-row>
        <table:table-row table:style-name="Table7.7">
          <table:table-cell table:style-name="Table7.A1" office:value-type="string">
            <text:p text:style-name="P23">ٱلْعَزِيزِ</text:p>
          </table:table-cell>
          <table:table-cell table:style-name="Table7.A1" office:value-type="string">
            <text:p text:style-name="P5">The Most Authoritative.</text:p>
          </table:table-cell>
        </table:table-row>
        <table:table-row table:style-name="Table7.8">
          <table:table-cell table:style-name="Table7.A1" office:value-type="string">
            <text:p text:style-name="P23">ٱلْحَكِيمِ</text:p>
          </table:table-cell>
          <table:table-cell table:style-name="Table7.A1" office:value-type="string">
            <text:p text:style-name="P5">The <text:span text:style-name="T33">w</text:span>ise.</text:p>
          </table:table-cell>
        </table:table-row>
      </table:table>
      <text:p text:style-name="Standard"/>
      <text:h text:style-name="P92" text:outline-level="2" text:is-list-header="true"><text:bookmark-start text:name="__RefHeading___Toc776_667590414"/><text:bookmark text:name="_x9jot1lfvomq"/><text:soft-page-break/>Aya 2<text:bookmark-end text:name="__RefHeading___Toc776_667590414"/></text:h>
      <text:p text:style-name="P25">هُوَ ٱلَّذِى بَعَثَ فِى ٱلْأُمِّيِّـۧنَ رَسُولًا مِّنْهُمْ يَتْلُوا عَلَيْهِمْ ءَايَـٰتِهِۦ وَيُزَكِّيهِمْ وَيُعَلِّمُهُمُ ٱلْكِتَـٰبَ وَٱلْحِكْمَةَ وَإِن كَانُوا مِن قَبْلُ لَفِى ضَلَـٰلٍۢ مُّبِينٍۢ ٢</text:p>
      <table:table table:name="Table8" table:style-name="Table8">
        <table:table-column table:style-name="Table8.A"/>
        <table:table-column table:style-name="Table8.B"/>
        <table:table-row table:style-name="Table8.1">
          <table:table-cell table:style-name="Table8.A1" office:value-type="string">
            <text:p text:style-name="P4">Word</text:p>
          </table:table-cell>
          <table:table-cell table:style-name="Table8.A1" office:value-type="string">
            <text:p text:style-name="P4">Meanings</text:p>
          </table:table-cell>
        </table:table-row>
        <table:table-row table:style-name="Table8.1">
          <table:table-cell table:style-name="Table8.A1" office:value-type="string">
            <text:p text:style-name="P23">هُوَ ٱلَّذِى بَعَثَ</text:p>
          </table:table-cell>
          <table:table-cell table:style-name="Table8.A1" office:value-type="string">
            <text:p text:style-name="P5">He is the One Who raised.</text:p>
            <text:p text:style-name="P15">Sarf: <text:s/><text:span text:style-name="T21">بَعَثَ يبْعَث بعْثًا</text:span></text:p>
          </table:table-cell>
        </table:table-row>
        <table:table-row table:style-name="Table8.1">
          <table:table-cell table:style-name="Table8.A1" office:value-type="string">
            <text:p text:style-name="P23">فِى ٱلْأُمِّيِّـۧنَ</text:p>
          </table:table-cell>
          <table:table-cell table:style-name="Table8.A1" office:value-type="string">
            <text:p text:style-name="P5">Among the illiterate</text:p>
          </table:table-cell>
        </table:table-row>
        <table:table-row table:style-name="Table8.1">
          <table:table-cell table:style-name="Table8.A1" office:value-type="string">
            <text:p text:style-name="P23">رَسُولًا مِّنْهُمْ</text:p>
          </table:table-cell>
          <table:table-cell table:style-name="Table8.A1" office:value-type="string">
            <text:p text:style-name="P5">A messenger from them</text:p>
          </table:table-cell>
        </table:table-row>
        <table:table-row table:style-name="Table8.1">
          <table:table-cell table:style-name="Table8.A1" office:value-type="string">
            <text:p text:style-name="P23"><text:s/>يَتْلُوا عَلَيْهِمْ ءَايَـٰتِهِ</text:p>
          </table:table-cell>
          <table:table-cell table:style-name="Table8.A1" office:value-type="string">
            <text:p text:style-name="P5">Who recites the miraculous signs of him(<text:span text:style-name="T33">اللَّه</text:span>).</text:p>
          </table:table-cell>
        </table:table-row>
        <table:table-row table:style-name="Table8.1">
          <table:table-cell table:style-name="Table8.A1" office:value-type="string">
            <text:p text:style-name="P23">وَيُزَكِّيهِمْ</text:p>
          </table:table-cell>
          <table:table-cell table:style-name="Table8.A1" office:value-type="string">
            <text:p text:style-name="P5">He purifies them.</text:p>
          </table:table-cell>
        </table:table-row>
        <table:table-row table:style-name="Table8.1">
          <table:table-cell table:style-name="Table8.A1" office:value-type="string">
            <text:p text:style-name="P23"><text:s/>وَيُعَلِّمُهُمُ ٱلْكِتَـٰبَ وَٱلْحِكْمَةَ</text:p>
          </table:table-cell>
          <table:table-cell table:style-name="Table8.A1" office:value-type="string">
            <text:p text:style-name="P5">He teaches them law and wisdom.</text:p>
          </table:table-cell>
        </table:table-row>
        <table:table-row table:style-name="Table8.1">
          <table:table-cell table:style-name="Table8.A1" office:value-type="string">
            <text:p text:style-name="P23">وَإِنْ كَانُوا</text:p>
          </table:table-cell>
          <table:table-cell table:style-name="Table8.A1" office:value-type="string">
            <text:p text:style-name="P5">For sure they were</text:p>
            <text:p text:style-name="P2">Nahw: <text:span text:style-name="T20">إِنْ</text:span> is the diet version of <text:span text:style-name="T19">إِنَّ</text:span> and it doesn’t require an ims after it.</text:p>
          </table:table-cell>
        </table:table-row>
        <table:table-row table:style-name="Table8.1">
          <table:table-cell table:style-name="Table8.A1" office:value-type="string">
            <text:p text:style-name="P23">مِن قَبْلُ لَفِى ضَلَـٰلٍۢ مُّبِينٍۢ</text:p>
          </table:table-cell>
          <table:table-cell table:style-name="Table8.A1" office:value-type="string">
            <text:p text:style-name="P5">From before in great misguidance.</text:p>
          </table:table-cell>
        </table:table-row>
      </table:table>
      <text:p text:style-name="P12"/>
      <text:p text:style-name="Standard"><text:span text:style-name="T14">Beauty </text:span><text:span text:style-name="T15">of the aya</text:span><text:span text:style-name="T14">:</text:span><text:span text:style-name="T1"> </text:span>In the 1st aya the four names of Allah corresponds to</text:p>
      <text:list text:style-name="WWNum1">
        <text:list-item>
          <text:p text:style-name="P102">Reciting The ayas are like the signs of the king. (<text:span text:style-name="T20">ٱلْمَلِكِ</text:span>)</text:p>
        </text:list-item>
        <text:list-item>
          <text:p text:style-name="P102">He purifies them. (<text:span text:style-name="T20">ٱلْقُدُّوسِ</text:span>)</text:p>
        </text:list-item>
        <text:list-item>
          <text:p text:style-name="P102">Teaches them the law. (<text:span text:style-name="T20">ٱلْعَزِيزُ</text:span>)</text:p>
        </text:list-item>
        <text:list-item>
          <text:p text:style-name="P103">Teaches them wisdom. (<text:span text:style-name="T20">ٱلْحَكِيمُ</text:span>)</text:p>
          <text:list>
            <text:list-header>
              <text:h text:style-name="P93" text:outline-level="2"><text:bookmark-start text:name="__RefHeading___Toc774_667590414"/><text:bookmark text:name="_wt9i9g5uarkc"/>Aya 3<text:bookmark-end text:name="__RefHeading___Toc774_667590414"/></text:h>
            </text:list-header>
          </text:list>
        </text:list-item>
      </text:list>
      <text:p text:style-name="P25">وَءَاخَرِينَ مِنْهُمْ لَمَّا يَلْحَقُوا بِهِمْ ۚ وَهُوَ ٱلْعَزِيزُ ٱلْحَكِيمُ ٣</text:p>
      <text:p text:style-name="Standard"/>
      <text:p text:style-name="Standard"/>
      <table:table table:name="Table9" table:style-name="Table9">
        <table:table-column table:style-name="Table9.A"/>
        <table:table-column table:style-name="Table9.B"/>
        <table:table-row table:style-name="Table9.1">
          <table:table-cell table:style-name="Table9.A1" office:value-type="string">
            <text:p text:style-name="P4">Words</text:p>
          </table:table-cell>
          <table:table-cell table:style-name="Table9.A1" office:value-type="string">
            <text:p text:style-name="P4">Meanings</text:p>
          </table:table-cell>
        </table:table-row>
        <table:table-row table:style-name="Table9.1">
          <table:table-cell table:style-name="Table9.A1" office:value-type="string">
            <text:p text:style-name="P22"><text:s/>وَءَاخَرِينَ مِنْهُمْ</text:p>
          </table:table-cell>
          <table:table-cell table:style-name="Table9.A1" office:value-type="string">
            <text:p text:style-name="P5">And those other than them</text:p>
            <text:p text:style-name="P5">Nahw: وَ + nasb creates <text:span text:style-name="T35">these types of meanings.</text:span></text:p>
          </table:table-cell>
        </table:table-row>
        <table:table-row table:style-name="Table9.1">
          <table:table-cell table:style-name="Table9.A1" office:value-type="string">
            <text:p text:style-name="P22"><text:s/>لَمَّا يَلْحَقُوا بِهِمْ</text:p>
          </table:table-cell>
          <table:table-cell table:style-name="Table9.A1" office:value-type="string">
            <text:p text:style-name="P5">Have not yet joined them</text:p>
            <text:p text:style-name="P5">Sarf: لَحِقَ يَلْحَقُ</text:p>
          </table:table-cell>
        </table:table-row>
        <table:table-row table:style-name="Table9.1">
          <table:table-cell table:style-name="Table9.A1" office:value-type="string">
            <text:p text:style-name="P22"><text:s/>وَهُوَ ٱلْعَزِيزُ ٱلْحَكِيمُ</text:p>
          </table:table-cell>
          <table:table-cell table:style-name="Table9.A1" office:value-type="string">
            <text:p text:style-name="P5">And he is the most authoritative, wise.</text:p>
          </table:table-cell>
        </table:table-row>
      </table:table>
      <text:p text:style-name="P49"/>
      <text:h text:style-name="P87" text:outline-level="1"><text:bookmark-start text:name="__RefHeading___Toc801_1932017071"/>Day 22<text:bookmark-end text:name="__RefHeading___Toc801_1932017071"/></text:h>
      <text:h text:style-name="P94" text:outline-level="2"><text:bookmark-start text:name="__RefHeading___Toc803_1932017071"/>Sentence structure. (<text:span text:style-name="T21">جُمْل</text:span>)<text:bookmark-end text:name="__RefHeading___Toc803_1932017071"/></text:h>
      <text:p text:style-name="P73">1. جُمْلَةٌ اِسْمِيَةٌ</text:p>
      <table:table table:name="Table15" table:style-name="Table15">
        <table:table-column table:style-name="Table15.A"/>
        <table:table-column table:style-name="Table15.B"/>
        <table:table-row>
          <table:table-cell table:style-name="Table15.A1" office:value-type="string">
            <text:p text:style-name="P76">مُبْتَدَ</text:p>
          </table:table-cell>
          <table:table-cell table:style-name="Table15.B1" office:value-type="string">
            <text:list text:style-name="L1">
              <text:list-item>
                <text:p text:style-name="P104">Subject.<text:span text:style-name="T30"> The topic</text:span></text:p>
              </text:list-item>
              <text:list-item>
                <text:p text:style-name="P105">Always rafa’ or nasab fragment.</text:p>
              </text:list-item>
              <text:list-item>
                <text:p text:style-name="P108">Usually proper.</text:p>
              </text:list-item>
              <text:list-item>
                <text:p text:style-name="P108">Usually in the beginning.</text:p>
              </text:list-item>
            </text:list>
          </table:table-cell>
        </table:table-row>
        <table:table-row>
          <table:table-cell table:style-name="Table15.A2" office:value-type="string">
            <text:p text:style-name="P76">خَبَر</text:p>
          </table:table-cell>
          <table:table-cell table:style-name="Table15.B2" office:value-type="string">
            <text:list text:style-name="L2">
              <text:list-item>
                <text:p text:style-name="P106">Predicate. <text:span text:style-name="T64">I</text:span>nformation ab<text:span text:style-name="T32">o</text:span>ut the subject.</text:p>
              </text:list-item>
              <text:list-item>
                <text:p text:style-name="P106">Rafa’ and usually <text:span text:style-name="T64">common</text:span>. </text:p>
              </text:list-item>
            </text:list>
          </table:table-cell>
        </table:table-row>
        <table:table-row>
          <table:table-cell table:style-name="Table15.A2" office:value-type="string">
            <text:p text:style-name="P76">مُتَعَلِّق بِالخَبَر</text:p>
          </table:table-cell>
          <table:table-cell table:style-name="Table15.B2" office:value-type="string">
            <text:list text:style-name="L3">
              <text:list-item>
                <text:p text:style-name="P107">2<text:span text:style-name="T31">nd</text:span> predicate. <text:span text:style-name="T68">I</text:span>nformation <text:span text:style-name="T68">About خبر</text:span> <text:span text:style-name="T67">(related to the خبر )</text:span></text:p>
              </text:list-item>
              <text:list-item>
                <text:p text:style-name="P109"><text:span text:style-name="T65">Jarr majroor or s</text:span>pecial mudaff <text:span text:style-name="T66">(of time and place only)</text:span> fragment.</text:p>
              </text:list-item>
            </text:list>
          </table:table-cell>
        </table:table-row>
      </table:table>
      <text:p text:style-name="P75"/>
      <text:p text:style-name="P77"><text:span text:style-name="T69">Note: </text:span>If there’s no خبر in a sentence the Arabs says they are understood.</text:p>
      <table:table table:name="Table19" table:style-name="Table19">
        <table:table-column table:style-name="Table19.A"/>
        <table:table-column table:style-name="Table19.B"/>
        <table:table-row>
          <table:table-cell table:style-name="Table19.A1" office:value-type="string">
            <text:p text:style-name="P78">أَحْمَرُ فِي المَسْجِدِ</text:p>
          </table:table-cell>
          <table:table-cell table:style-name="Table19.A1" office:value-type="string">
            <text:p text:style-name="P78">Ahmad is in the mosque. </text:p>
            <text:p text:style-name="P80">Here the خبر is missing.</text:p>
            <text:p text:style-name="P79">But it’s just short version of “Ahmad is ___ in the mosque”</text:p>
            <text:p text:style-name="P79">In the blank you can put the words that make sense.</text:p>
          </table:table-cell>
        </table:table-row>
      </table:table>
      <text:p text:style-name="P77"/>
      <table:table table:name="Table20" table:style-name="Table20">
        <table:table-column table:style-name="Table20.A"/>
        <table:table-column table:style-name="Table20.B"/>
        <table:table-row>
          <table:table-cell table:style-name="Table20.A1" office:value-type="string">
            <text:p text:style-name="P79">الحَمدُ لِلَّهِ</text:p>
          </table:table-cell>
          <table:table-cell table:style-name="Table20.A1" office:value-type="string">
            <text:p text:style-name="P79">All praises and gratitude are ___ of Allah.</text:p>
            <text:list text:style-name="L4">
              <text:list-item>
                <text:p text:style-name="P110">Right </text:p>
              </text:list-item>
              <text:list-item>
                <text:p text:style-name="P110">Property</text:p>
              </text:list-item>
              <text:list-item>
                <text:p text:style-name="P110">...</text:p>
              </text:list-item>
            </text:list>
          </table:table-cell>
        </table:table-row>
      </table:table>
      <text:p text:style-name="P74"/>
      <text:h text:style-name="P87" text:outline-level="1"><text:bookmark-start text:name="__RefHeading___Toc1081_2873520091"/>Question Hours: Important Ones.<text:bookmark-end text:name="__RefHeading___Toc1081_2873520091"/></text:h>
      <text:h text:style-name="Heading_20_2" text:outline-level="2"><text:bookmark-start text:name="__RefHeading___Toc1083_2873520091"/>Day 22: <text:span text:style-name="T21">سُبْحَانَ اللَّهِ وَبِحَمْدِهِ</text:span><text:bookmark-end text:name="__RefHeading___Toc1083_2873520091"/></text:h>
      <text:p text:style-name="P68">If teacher said, “What are you drinking?”</text:p>
      <text:p text:style-name="P68">You said, “Water.”</text:p>
      <text:p text:style-name="P68">You actually said “I’m drinking water.” Sometimes one word has a bigger meaning behind it. </text:p>
      <text:p text:style-name="P66">Here سبحانَ is نصب but there is no harf of nasab and there is no فعل . The Arabs says that there is a فعل but it’s understood.</text:p>
      <text:p text:style-name="Text_20_body"><text:span text:style-name="T39">أُ</text:span><text:span text:style-name="T38">سَبِّحُ</text:span><text:span text:style-name="T60"> </text:span>سُبْحَانَ اللَّهِ وَبِحَمْدِه </text:p>
      <text:p text:style-name="P67">Here <text:span text:style-name="T61">the فعل is understood. </text:span></text:p>
      <text:p text:style-name="P70"><text:span text:style-name="T43">Nahw:</text:span><text:span text:style-name="T61"> </text:span><text:span text:style-name="T62">سبحان is a مصدر (idea) from the same root letters as the فعل <text:s/>and sometimes it’s added to the details. It’s called </text:span><text:span text:style-name="T61"><text:s/></text:span>الم<text:span text:style-name="T62">َ</text:span>ف<text:span text:style-name="T62">ْ</text:span>ع<text:span text:style-name="T62">ُ</text:span>ول الم<text:span text:style-name="T62">ُ</text:span>ط<text:span text:style-name="T62">ْ</text:span>ل<text:span text:style-name="T62">َ</text:span>ق <text:span text:style-name="T61">. It means:</text:span></text:p>
      <text:p text:style-name="P69">I declare Allah’s perfection like I declare nothing perfect <text:span text:style-name="T63">and with his praise.</text:span></text:p>
      <text:p text:style-name="P69"/>
      <text:h text:style-name="Heading_20_2" text:outline-level="2"><text:bookmark-start text:name="__RefHeading___Toc1100_2873520091"/>Day 23: <text:span text:style-name="T21">جَيرٌ</text:span> and <text:span text:style-name="T21">شَرٌّ </text:span><text:span text:style-name="T22">are comparative why?</text:span><text:bookmark-end text:name="__RefHeading___Toc1100_2873520091"/></text:h>
      <text:p text:style-name="P81">These <text:span text:style-name="T70">2 are comparatives. One means better other one meanings worse.</text:span></text:p>
      <text:p text:style-name="P82">But comparatives usually rime with أَكْبَرُ but they don’t. Cause they are <text:span text:style-name="T71">irregula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KFGQPC Uthmanic Script HAFS" svg:font-family="'KFGQPC Uthmanic Script HAFS'"/>
    <style:font-face style:name="KFGQPC Uthmanic Script HAFS1" svg:font-family="'KFGQPC Uthmanic Script HAF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svg:font-family="Lora"/>
    <style:font-face style:name="Lora Medium" svg:font-family="'Lora Medium'" style:font-family-generic="roman" style:font-pitch="variable"/>
    <style:font-face style:name="Lora Medium1" svg:font-family="'Lora Medium'" style:font-family-generic="system" style:font-pitch="variable"/>
    <style:font-face style:name="Lora Medium2" svg:font-family="'Lora Medium'" style:font-adornments="Medium" style:font-pitch="variable"/>
    <style:font-face style:name="Lora1" svg:font-family="Lora" style:font-pitch="variable"/>
    <style:font-face style:name="Lora2" svg:font-family="Lora" style:font-family-generic="roman" style:font-pitch="variable"/>
    <style:font-face style:name="Lora3" svg:font-family="Lora" style:font-family-generic="system" style:font-pitch="variable"/>
    <style:font-face style:name="Noto Naskh Arabic" svg:font-family="'Noto Naskh Arabic'" style:font-family-generic="roman" style:font-pitch="variable"/>
    <style:font-face style:name="Noto Naskh Arabic Medium" svg:font-family="'Noto Naskh Arabic Medium'" style:font-family-generic="roman" style:font-pitch="variable"/>
    <style:font-face style:name="Noto Naskh Arabic Medium1" svg:font-family="'Noto Naskh Arabic Medium'" style:font-family-generic="system" style:font-pitch="variable"/>
    <style:font-face style:name="Noto Naskh Arabic1" svg:font-family="'Noto Naskh Arabic'" style:font-family-generic="system" style:font-pitch="variable"/>
    <style:font-face style:name="OpenSymbol" svg:font-family="OpenSymbol" style:font-charset="x-symbol"/>
    <style:font-face style:name="Poppins" svg:font-family="Poppins" style:font-family-generic="roman"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ora2" fo:font-size="15pt" fo:language="none" fo:country="none" style:letter-kerning="false" style:font-name-asian="Lora3" style:font-size-asian="15pt" style:language-asian="zh" style:country-asian="CN" style:font-name-complex="KFGQPC Uthmanic Script HAFS" style:font-size-complex="15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KFGQPC Uthmanic Script HAFS" style:font-family-complex="'KFGQPC Uthmanic Script HAFS'"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278in" fo:margin-bottom="0.0835in" style:contextual-spacing="false" fo:line-height="100%" fo:keep-together="always" fo:keep-with-next="always"/>
      <style:text-properties fo:color="#2b2a4c" loext:opacity="100%" style:font-name="Poppins" fo:font-family="Poppins" style:font-family-generic="roman" style:font-pitch="variable" fo:font-size="21pt" fo:font-weight="bold" style:font-name-asian="Poppins1" style:font-family-asian="Poppins" style:font-family-generic-asian="system" style:font-pitch-asian="variable" style:font-size-asian="21pt" style:font-weight-asian="bold" style:font-name-complex="Poppins1" style:font-family-complex="Poppins" style:font-family-generic-complex="system" style:font-pitch-complex="variable" style:font-size-complex="21pt"/>
    </style:style>
    <style:style style:name="Heading_20_2" style:display-name="Heading 2" style:family="paragraph" style:parent-style-name="normal" style:next-style-name="Standard" style:default-outline-level="2" style:class="text">
      <style:paragraph-properties fo:margin-top="0.25in" fo:margin-bottom="0.0835in" style:contextual-spacing="false" fo:line-height="100%" fo:keep-together="always" fo:keep-with-next="always"/>
      <style:text-properties fo:color="#b31312" loext:opacity="100%" style:font-name="Lora Medium" fo:font-family="'Lora Medium'" style:font-family-generic="roman" style:font-pitch="variable" fo:font-size="17pt" style:font-name-asian="Lora Medium1" style:font-family-asian="'Lora Medium'" style:font-family-generic-asian="system" style:font-pitch-asian="variable" style:font-size-asian="17pt" style:font-name-complex="Lora Medium1" style:font-family-complex="'Lora Medium'" style:font-family-generic-complex="system" style:font-pitch-complex="variable" style:font-size-complex="17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27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Lora2" fo:font-family="Lora" style:font-family-generic="roman" style:font-pitch="variable" style:font-name-asian="Lora3" style:font-family-asian="Lora" style:font-family-generic-asian="system" style:font-pitch-asian="variable" style:font-name-complex="Lora3" style:font-family-complex="Lora"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solid" draw:fill-color="#a0a0a0"/>
      <style:paragraph-properties fo:text-align="center"/>
    </style:style>
    <style:style style:name="MP2" style:family="paragraph">
      <loext:graphic-properties draw:fill="solid" draw:fill-color="#151515"/>
      <style:paragraph-properties fo:text-align="start"/>
      <style:text-properties fo:font-size="18pt"/>
    </style:style>
    <style:style style:name="MP3" style:family="paragraph">
      <style:paragraph-properties fo:text-align="center"/>
    </style:style>
    <style:style style:name="MP4" style:family="paragraph" style:parent-style-name="Standard">
      <style:paragraph-properties fo:margin-left="0.5in" fo:margin-right="0in" fo:text-indent="0in" style:auto-text-indent="false"/>
    </style:style>
    <style:style style:name="MT1" style:family="text">
      <style:text-properties fo:color="#cc0000" loext:opacity="100%" style:font-name="Poppins" fo:font-size="13pt" style:font-name-asian="Poppins1" style:font-size-asian="13pt" style:font-name-complex="Poppins1" style:font-size-complex="13pt"/>
    </style:style>
    <style:style style:name="MT2" style:family="text">
      <style:text-properties style:font-name="Poppins" fo:font-size="13pt" style:font-name-asian="Poppins1" style:font-size-asian="13pt" style:font-name-complex="Poppins1" style:font-size-complex="13pt"/>
    </style:style>
    <style:style style:name="MT3" style:family="text">
      <style:text-properties fo:color="#cc0000" loext:opacity="100%" style:font-name="Poppins" fo:font-size="12pt" style:font-name-asian="Poppins1" style:font-size-asian="12pt" style:font-name-complex="Poppins1" style:font-size-complex="12pt"/>
    </style:style>
    <style:style style:name="MT4" style:family="text">
      <style:text-properties style:font-name="Poppins" fo:font-size="12pt" style:font-name-asian="Poppins1" style:font-size-asian="12pt" style:font-name-complex="Poppins1" style:font-size-complex="12pt"/>
    </style:style>
    <style:style style:name="MT5" style:family="text">
      <style:text-properties fo:color="#a61c00" loext:opacity="100%" style:font-name="Poppins" fo:font-size="11pt" style:font-name-asian="Poppins1" style:font-size-asian="11pt" style:font-name-complex="Poppins1" style:font-size-complex="11pt"/>
    </style:style>
    <style:style style:name="MT6" style:family="text">
      <style:text-properties style:font-name="Poppins" fo:font-size="11pt" style:font-name-asian="Poppins1" style:font-size-asian="11pt" style:font-name-complex="Poppins1" style:font-size-complex="11pt"/>
    </style:style>
    <style:style style:name="MT7" style:family="text">
      <style:text-properties fo:font-size="12pt" style:font-size-asian="12pt" style:font-size-complex="12pt"/>
    </style:style>
    <style:style style:name="MT8" style:family="text">
      <style:text-properties fo:color="#808080" loext:opacity="100%" style:font-name="Poppins" fo:font-size="10pt" style:font-name-asian="Poppins1" style:font-size-asian="10pt" style:font-name-complex="Poppins1" style:font-size-complex="10pt"/>
    </style:style>
    <style:style style:name="MT9" style:family="text">
      <style:text-properties fo:color="#808080" loext:opacity="100%" style:font-name="Poppins" fo:font-size="10pt" style:text-underline-style="none" style:font-name-asian="Poppins1" style:font-size-asian="10pt" style:font-name-complex="Poppins1" style:font-size-complex="10pt"/>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style:style style:name="Mgr2" style:family="graphic" style:parent-style-name="Frame">
      <style:graphic-properties draw:stroke="solid" svg:stroke-width="0.0102in" svg:stroke-color="#000000" draw:stroke-linejoin="round" draw:fill="solid" draw:fill-color="#151515" draw:textarea-vertical-align="middle" draw:auto-grow-height="false" fo:min-height="11.822in" fo:min-width="8.7382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M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681in" fo:page-height="11.6929in" style:num-format="1" style:print-orientation="portrait" fo:margin-top="0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72in" fo:margin-left="0in" fo:margin-right="0in" fo:margin-bottom="0.4327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5in" fo:margin-bottom="0.5in" fo:margin-left="0.472in" fo:margin-right="0.472in" style:writing-mode="lr-tb" style:layout-grid-color="#c0c0c0" style:layout-grid-lines="273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text:span text:style-name="MT1">Dream</text:span><text:span text:style-name="MT2"> Nahw</text:span></text:p>
        <text:p text:style-name="Standard"><draw:rect text:anchor-type="as-char" style:rel-width="100%" draw:z-index="1" draw:name="Shape1" draw:style-name="Mgr1" draw:text-style-name="MP1" svg:width="0.0012in" svg:height="0.0213in"><text:p/></draw:rect></text:p>
      </style:header>
      <style:footer>
        <text:p text:style-name="Standard"/>
      </style:footer>
    </style:master-page>
    <style:master-page style:name="First_20_Page" style:display-name="First Page" style:page-layout-name="Mpm1" draw:style-name="Mdp1" style:next-style-name="Standard">
      <style:header>
        <text:p text:style-name="Standard"><draw:custom-shape text:anchor-type="paragraph" draw:z-index="0" draw:name="Image1" draw:style-name="Mgr2" draw:text-style-name="MP2" svg:width="8.9378in" svg:height="12.0217in" svg:x="-0.1425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Standard"/>
      </style:footer>
    </style:master-page>
    <style:master-page style:name="Converted1" style:page-layout-name="Mpm2" draw:style-name="Mdp1">
      <style:header>
        <text:p text:style-name="Standard"><text:span text:style-name="MT1">Dream</text:span><text:span text:style-name="MT2"> Nahw</text:span></text:p>
        <text:p text:style-name="Standard"><draw:rect text:anchor-type="as-char" draw:z-index="3" draw:name="Shape2" draw:style-name="Mgr3" draw:text-style-name="MP1" svg:width="0.0012in" svg:height="0.0213in"><text:p/></draw:rect></text:p>
      </style:header>
      <style:footer>
        <text:p text:style-name="Footer"/>
      </style:footer>
    </style:master-page>
    <style:master-page style:name="Converted2" style:page-layout-name="Mpm2" draw:style-name="Mdp1">
      <style:header>
        <text:p text:style-name="Standard"><text:span text:style-name="MT3">Dream</text:span><text:span text:style-name="MT4"> Nahw</text:span></text:p>
        <text:p text:style-name="Standard"><draw:line text:anchor-type="paragraph" draw:z-index="55" draw:name="Horizontal line 2" draw:style-name="Mgr4" draw:text-style-name="MP3" svg:x1="-0.0252in" svg:y1="0.0535in" svg:x2="7.2965in" svg:y2="0.0535in"><text:p/></draw:line><draw:rect text:anchor-type="as-char" style:rel-width="100%" draw:z-index="16" draw:name="Shape3" draw:style-name="Mgr1" draw:text-style-name="MP1" svg:width="0.0012in" svg:height="0.0213in"><text:p/></draw:rect></text:p>
      </style:header>
      <style:footer>
        <text:p text:style-name="Standard"><draw:line text:anchor-type="paragraph" draw:z-index="42" draw:name="Horizontal line 3" draw:style-name="Mgr4" draw:text-style-name="MP3" svg:x1="0.0193in" svg:y1="0.222in" svg:x2="7.3409in" svg:y2="0.222in"><text:p/></draw:line><draw:rect text:anchor-type="as-char" style:rel-width="100%" draw:z-index="29" draw:name="Shape4" draw:style-name="Mgr1" draw:text-style-name="MP1" svg:width="0.0012in" svg:height="0.0213in"><text:p/></draw:rect></text:p>
        <text:p text:style-name="MP4"><text:span text:style-name="MT5">Notes </text:span><text:span text:style-name="MT6">Page <text:s/></text:span><text:span text:style-name="MT7"><text:page-number text:select-page="current">13</text:page-number></text:span><text:span text:style-name="MT6"><text:tab/><text:tab/><text:tab/><text:tab/><text:tab/> <text:s text:c="12"/></text:span><text:span text:style-name="MT8">Mail: </text:span><text:a xlink:type="simple" xlink:href="mailto:sakibul706@gmail.com" text:style-name="Internet_20_link" text:visited-style-name="Visited_20_Internet_20_Link"><text:span text:style-name="MT9">Sakibul706@gmail.com</text:span></text:a></text:p>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date>2023-06-22T21:21:23.546534277</dc:date>
    <dc:creator>Sakib</dc:creator>
    <meta:editing-duration>PT5H20M8S</meta:editing-duration>
    <meta:editing-cycles>37</meta:editing-cycles>
    <meta:document-statistic meta:table-count="20" meta:image-count="0" meta:object-count="0" meta:page-count="17" meta:paragraph-count="284" meta:word-count="1138" meta:character-count="5932" meta:non-whitespace-character-count="5035"/>
  </office:meta>
</office:document-meta>
</file>